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375in" table:align="left"/>
    </style:style>
    <style:style style:name="Table1.A" style:family="table-column">
      <style:table-column-properties style:column-width="0.625in"/>
    </style:style>
    <style:style style:name="Table1.B" style:family="table-column">
      <style:table-column-properties style:column-width="0.8125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6f8fa">
        <style:background-image/>
      </style:table-row-properties>
    </style:style>
    <style:style style:name="Table2" style:family="table">
      <style:table-properties style:width="1.4375in" table:align="left"/>
    </style:style>
    <style:style style:name="Table2.A" style:family="table-column">
      <style:table-column-properties style:column-width="0.625in"/>
    </style:style>
    <style:style style:name="Table2.B" style:family="table-column">
      <style:table-column-properties style:column-width="0.8125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2.3" style:family="table-row">
      <style:table-row-properties fo:background-color="#f6f8fa">
        <style:background-image/>
      </style:table-row-properties>
    </style:style>
    <style:style style:name="Table3" style:family="table">
      <style:table-properties style:width="3in" table:align="left"/>
    </style:style>
    <style:style style:name="Table3.A" style:family="table-column">
      <style:table-column-properties style:column-width="0.75in"/>
    </style:style>
    <style:style style:name="Table3.B" style:family="table-column">
      <style:table-column-properties style:column-width="0.6875in"/>
    </style:style>
    <style:style style:name="Table3.D" style:family="table-column">
      <style:table-column-properties style:column-width="0.875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fe2e5"/>
    </style:style>
    <style:style style:name="Table3.3" style:family="table-row">
      <style:table-row-properties fo:background-color="#f6f8fa">
        <style:background-image/>
      </style:table-row-properties>
    </style:style>
    <style:style style:name="Table4" style:family="table">
      <style:table-properties style:width="3in" table:align="left"/>
    </style:style>
    <style:style style:name="Table4.A" style:family="table-column">
      <style:table-column-properties style:column-width="0.75in"/>
    </style:style>
    <style:style style:name="Table4.B" style:family="table-column">
      <style:table-column-properties style:column-width="0.6875in"/>
    </style:style>
    <style:style style:name="Table4.C" style:family="table-column">
      <style:table-column-properties style:column-width="0.625in"/>
    </style:style>
    <style:style style:name="Table4.D" style:family="table-column">
      <style:table-column-properties style:column-width="0.9375in"/>
    </style:style>
    <style:style style:name="Table4.1" style:family="table-row">
      <style:table-row-properties fo:background-color="#ffffff">
        <style:background-image/>
      </style:table-row-properties>
    </style:style>
    <style:style style:name="Table4.A1" style:family="table-cell">
      <style:table-cell-properties style:vertical-align="middle" fo:padding-left="0.1354in" fo:padding-right="0.1354in" fo:padding-top="0.0625in" fo:padding-bottom="0.0625in" fo:border="0.05pt solid #dfe2e5"/>
    </style:style>
    <style:style style:name="Table4.3" style:family="table-row">
      <style:table-row-properties fo:background-color="#f6f8fa">
        <style:background-image/>
      </style:table-row-properties>
    </style:style>
    <style:style style:name="Table5" style:family="table">
      <style:table-properties style:width="2.9375in" table:align="left"/>
    </style:style>
    <style:style style:name="Table5.A" style:family="table-column">
      <style:table-column-properties style:column-width="0.75in"/>
    </style:style>
    <style:style style:name="Table5.C" style:family="table-column">
      <style:table-column-properties style:column-width="0.6875in"/>
    </style:style>
    <style:style style:name="Table5.1" style:family="table-row">
      <style:table-row-properties fo:background-color="#ffffff">
        <style:background-image/>
      </style:table-row-properties>
    </style:style>
    <style:style style:name="Table5.A1" style:family="table-cell">
      <style:table-cell-properties style:vertical-align="middle" fo:padding-left="0.1354in" fo:padding-right="0.1354in" fo:padding-top="0.0625in" fo:padding-bottom="0.0625in" fo:border="0.05pt solid #dfe2e5"/>
    </style:style>
    <style:style style:name="Table5.3" style:family="table-row">
      <style:table-row-properties fo:background-color="#f6f8fa">
        <style:background-image/>
      </style:table-row-properties>
    </style:style>
    <style:style style:name="Table6" style:family="table">
      <style:table-properties style:width="3in" table:align="left"/>
    </style:style>
    <style:style style:name="Table6.A" style:family="table-column">
      <style:table-column-properties style:column-width="0.875in"/>
    </style:style>
    <style:style style:name="Table6.B" style:family="table-column">
      <style:table-column-properties style:column-width="0.75in"/>
    </style:style>
    <style:style style:name="Table6.C" style:family="table-column">
      <style:table-column-properties style:column-width="1.375in"/>
    </style:style>
    <style:style style:name="Table6.1" style:family="table-row">
      <style:table-row-properties fo:background-color="#ffffff">
        <style:background-image/>
      </style:table-row-properties>
    </style:style>
    <style:style style:name="Table6.A1" style:family="table-cell">
      <style:table-cell-properties style:vertical-align="middle" fo:padding-left="0.1354in" fo:padding-right="0.1354in" fo:padding-top="0.0625in" fo:padding-bottom="0.0625in" fo:border="0.05pt solid #dfe2e5"/>
    </style:style>
    <style:style style:name="Table6.3" style:family="table-row">
      <style:table-row-properties fo:background-color="#f6f8fa">
        <style:background-image/>
      </style:table-row-properties>
    </style:style>
    <style:style style:name="Table7" style:family="table">
      <style:table-properties style:width="5.5625in" table:align="left"/>
    </style:style>
    <style:style style:name="Table7.A" style:family="table-column">
      <style:table-column-properties style:column-width="1.125in"/>
    </style:style>
    <style:style style:name="Table7.B" style:family="table-column">
      <style:table-column-properties style:column-width="0.875in"/>
    </style:style>
    <style:style style:name="Table7.C" style:family="table-column">
      <style:table-column-properties style:column-width="1.8125in"/>
    </style:style>
    <style:style style:name="Table7.D" style:family="table-column">
      <style:table-column-properties style:column-width="1.75in"/>
    </style:style>
    <style:style style:name="Table7.1" style:family="table-row">
      <style:table-row-properties fo:background-color="#ffffff">
        <style:background-image/>
      </style:table-row-properties>
    </style:style>
    <style:style style:name="Table7.A1" style:family="table-cell">
      <style:table-cell-properties style:vertical-align="middle" fo:padding-left="0.1354in" fo:padding-right="0.1354in" fo:padding-top="0.0625in" fo:padding-bottom="0.0625in" fo:border="0.05pt solid #dfe2e5"/>
    </style:style>
    <style:style style:name="Table8" style:family="table">
      <style:table-properties style:width="5.5in" table:align="left"/>
    </style:style>
    <style:style style:name="Table8.A" style:family="table-column">
      <style:table-column-properties style:column-width="1.125in"/>
    </style:style>
    <style:style style:name="Table8.B" style:family="table-column">
      <style:table-column-properties style:column-width="1.625in"/>
    </style:style>
    <style:style style:name="Table8.C" style:family="table-column">
      <style:table-column-properties style:column-width="1.0625in"/>
    </style:style>
    <style:style style:name="Table8.D" style:family="table-column">
      <style:table-column-properties style:column-width="1.6875in"/>
    </style:style>
    <style:style style:name="Table8.1" style:family="table-row">
      <style:table-row-properties fo:background-color="#ffffff">
        <style:background-image/>
      </style:table-row-properties>
    </style:style>
    <style:style style:name="Table8.A1" style:family="table-cell">
      <style:table-cell-properties style:vertical-align="middle" fo:padding-left="0.1354in" fo:padding-right="0.1354in" fo:padding-top="0.0625in" fo:padding-bottom="0.0625in" fo:border="0.05pt solid #dfe2e5"/>
    </style:style>
    <style:style style:name="P1" style:family="paragraph" style:parent-style-name="Heading_20_1">
      <style:paragraph-properties fo:margin-left="0in" fo:margin-right="0in" fo:orphans="2" fo:widows="2" fo:text-indent="0in" style:auto-text-indent="false"/>
      <style:text-properties fo:font-variant="normal" fo:text-transform="none" style:font-name="Lato" fo:letter-spacing="normal" fo:font-style="normal" fo:font-weight="normal"/>
    </style:style>
    <style:style style:name="P2" style:family="paragraph" style:parent-style-name="Heading_20_1">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style:font-name="Lato" fo:letter-spacing="normal" fo:font-style="normal" fo:font-weight="normal"/>
    </style:style>
    <style:style style:name="P3" style:family="paragraph" style:parent-style-name="Heading_20_2">
      <style:paragraph-properties fo:orphans="2" fo:widows="2"/>
      <style:text-properties fo:font-variant="normal" fo:text-transform="none" style:font-name="Lato" fo:font-size="10.5pt" fo:letter-spacing="normal" fo:font-style="normal" fo:font-weight="normal"/>
    </style:style>
    <style:style style:name="P4" style:family="paragraph" style:parent-style-name="Heading_20_2">
      <style:paragraph-properties fo:margin-left="0in" fo:margin-right="0in" fo:orphans="2" fo:widows="2" fo:text-indent="0in" style:auto-text-indent="false"/>
      <style:text-properties fo:font-variant="normal" fo:text-transform="none" style:font-name="Lato" fo:letter-spacing="normal" fo:font-style="normal" fo:font-weight="normal"/>
    </style:style>
    <style:style style:name="P5" style:family="paragraph" style:parent-style-name="Heading_20_3">
      <style:paragraph-properties fo:orphans="2" fo:widows="2"/>
      <style:text-properties fo:font-variant="normal" fo:text-transform="none" style:font-name="Lato" fo:font-size="10.5pt" fo:letter-spacing="normal" fo:font-style="normal" fo:font-weight="normal"/>
    </style:style>
    <style:style style:name="P6" style:family="paragraph" style:parent-style-name="Heading_20_3">
      <style:paragraph-properties fo:margin-left="0in" fo:margin-right="0in" fo:orphans="2" fo:widows="2" fo:text-indent="0in" style:auto-text-indent="false"/>
      <style:text-properties fo:font-variant="normal" fo:text-transform="none" style:font-name="Lato" fo:letter-spacing="normal" fo:font-style="normal" fo:font-weight="normal"/>
    </style:style>
    <style:style style:name="P7" style:family="paragraph" style:parent-style-name="Heading_20_4">
      <style:paragraph-properties fo:orphans="2" fo:widows="2"/>
      <style:text-properties fo:font-variant="normal" fo:text-transform="none" style:font-name="Lato" fo:font-size="10.5pt" fo:letter-spacing="normal" fo:font-style="normal" fo:font-weight="normal"/>
    </style:style>
    <style:style style:name="P8" style:family="paragraph" style:parent-style-name="Preformatted_20_Text">
      <style:paragraph-properties fo:orphans="2" fo:widows="2"/>
    </style:style>
    <style:style style:name="P9" style:family="paragraph" style:parent-style-name="Preformatted_20_Text">
      <style:paragraph-properties fo:margin-top="0in" fo:margin-bottom="0.1965in" loext:contextual-spacing="false" fo:orphans="2" fo:widows="2"/>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11" style:family="paragraph" style:parent-style-name="Preformatted_20_Text">
      <style:paragraph-properties fo:margin-left="0in" fo:margin-right="0in" fo:orphans="2" fo:widows="2" fo:text-indent="0in" style:auto-text-indent="false"/>
    </style:style>
    <style:style style:name="P12" style:family="paragraph" style:parent-style-name="Table_20_Heading">
      <style:text-properties fo:font-weight="bold"/>
    </style:style>
    <style:style style:name="P13" style:family="paragraph" style:parent-style-name="Text_20_body">
      <style:paragraph-properties fo:orphans="2" fo:widows="2"/>
      <style:text-properties fo:font-variant="normal" fo:text-transform="none" style:font-name="Lato" fo:font-size="10.5pt" fo:letter-spacing="normal" fo:font-style="normal" fo:font-weight="normal"/>
    </style:style>
    <style:style style:name="P14" style:family="paragraph" style:parent-style-name="Text_20_body" style:list-style-name="L1">
      <style:paragraph-properties fo:orphans="2" fo:widows="2"/>
      <style:text-properties fo:font-variant="normal" fo:text-transform="none" style:font-name="Lato" fo:font-size="10.5pt" fo:letter-spacing="normal" fo:font-style="normal" fo:font-weight="normal"/>
    </style:style>
    <style:style style:name="P15" style:family="paragraph" style:parent-style-name="Text_20_body">
      <style:paragraph-properties fo:margin-left="0in" fo:margin-right="0in" fo:orphans="2" fo:widows="2" fo:text-indent="0in" style:auto-text-indent="false"/>
      <style:text-properties fo:font-variant="normal" fo:text-transform="none" style:font-name="Lato" fo:letter-spacing="normal" fo:font-style="normal" fo:font-weight="normal"/>
    </style:style>
    <style:style style:name="P16" style:family="paragraph" style:parent-style-name="Text_20_body">
      <style:paragraph-properties fo:margin-left="0in" fo:margin-right="0in" fo:orphans="2" fo:widows="2" fo:text-indent="0in" style:auto-text-indent="false"/>
      <style:text-properties fo:font-variant="normal" fo:text-transform="none" style:font-name="Lato" fo:font-size="10.5pt" fo:letter-spacing="normal" fo:font-style="normal" fo:font-weight="normal"/>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Text_20_body" style:list-style-name="L1">
      <style:paragraph-properties fo:margin-top="0in" fo:margin-bottom="0in" loext:contextual-spacing="false" fo:orphans="2" fo:widows="2"/>
      <style:text-properties fo:font-variant="normal" fo:text-transform="none" style:font-name="Lato" fo:font-size="10.5pt" fo:letter-spacing="normal" fo:font-style="normal" fo:font-weight="normal"/>
    </style:style>
    <style:style style:name="T1" style:family="text">
      <style:text-properties fo:font-variant="normal" fo:text-transform="none" fo:color="#333333" fo:font-size="10.5pt" fo:letter-spacing="normal" fo:font-style="normal" fo:font-weight="bold" fo:background-color="#f8f8f8" loext:char-shading-value="0" loext:padding="0in" loext:border="none"/>
    </style:style>
    <style:style style:name="T2" style:family="text">
      <style:text-properties fo:font-variant="normal" fo:text-transform="none" fo:color="#333333" fo:font-size="10.5pt" fo:letter-spacing="normal" fo:font-style="normal" fo:font-weight="normal" fo:background-color="#f8f8f8" loext:char-shading-value="0" loext:padding="0in" loext:border="none"/>
    </style:style>
    <style:style style:name="T3" style:family="text">
      <style:text-properties fo:font-variant="normal" fo:text-transform="none" fo:color="#333333" fo:letter-spacing="normal" fo:background-color="#f8f8f8" loext:char-shading-value="0" loext:padding="0in" loext:border="none"/>
    </style:style>
    <style:style style:name="T4" style:family="text">
      <style:text-properties fo:font-variant="normal" fo:text-transform="none" fo:color="#333333" style:font-name="Lato" fo:font-size="10.5pt" fo:letter-spacing="normal" fo:font-style="normal" fo:font-weight="bold" fo:background-color="#f8f8f8" loext:char-shading-value="0" loext:padding="0in" loext:border="none"/>
    </style:style>
    <style:style style:name="T5" style:family="text">
      <style:text-properties fo:font-variant="normal" fo:text-transform="none" fo:color="#333333" style:font-name="Lato" fo:font-size="10.5pt" fo:letter-spacing="normal" fo:font-style="normal" fo:font-weight="normal" fo:background-color="#f8f8f8" loext:char-shading-value="0" loext:padding="0in" loext:border="none"/>
    </style:style>
    <style:style style:name="T6" style:family="text">
      <style:text-properties fo:font-variant="normal" fo:text-transform="none" fo:color="#dd1144" fo:font-size="10.5pt" fo:letter-spacing="normal" fo:font-style="normal" fo:font-weight="normal" fo:background-color="#f8f8f8" loext:char-shading-value="0" loext:padding="0in" loext:border="none"/>
    </style:style>
    <style:style style:name="T7" style:family="text">
      <style:text-properties fo:font-variant="normal" fo:text-transform="none" fo:color="#dd1144" style:font-name="Lato" fo:font-size="10.5pt" fo:letter-spacing="normal" fo:font-style="normal" fo:font-weight="normal" fo:background-color="#f8f8f8" loext:char-shading-value="0" loext:padding="0in" loext:border="none"/>
    </style:style>
    <style:style style:name="T8" style:family="text">
      <style:text-properties fo:font-variant="normal" fo:text-transform="none" style:font-name="Lato" fo:letter-spacing="normal" fo:font-style="normal" fo:font-weight="bold"/>
    </style:style>
    <style:style style:name="T9" style:family="text">
      <style:text-properties fo:font-variant="normal" fo:text-transform="none" style:font-name="Lato" fo:letter-spacing="normal" fo:font-style="normal" fo:font-weight="normal"/>
    </style:style>
    <style:style style:name="T10" style:family="text">
      <style:text-properties fo:font-variant="normal" fo:text-transform="none" fo:color="#445588" style:font-name="Lato" fo:font-size="10.5pt" fo:letter-spacing="normal" fo:font-style="normal" fo:font-weight="bold" fo:background-color="#f8f8f8" loext:char-shading-value="0" loext:padding="0in" loext:border="none"/>
    </style:style>
    <style:style style:name="T11" style:family="text">
      <style:text-properties fo:font-variant="normal" fo:text-transform="none" fo:color="#999988" style:font-name="Lato" fo:font-size="10.5pt" fo:letter-spacing="normal" fo:font-style="italic" fo:font-weight="normal" fo:background-color="#f8f8f8" loext:char-shading-value="0" loext:padding="0in" loext:border="none"/>
    </style:style>
    <style:style style:name="T12" style:family="text">
      <style:text-properties fo:font-variant="normal" fo:text-transform="none" fo:color="#008080" style:font-name="Lato" fo:font-size="10.5pt" fo:letter-spacing="normal" fo:font-style="normal" fo:font-weight="normal" fo:background-color="#f8f8f8" loext:char-shading-value="0" loext:padding="0in" loext: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1. Data Definition Language(DDL) commands</text:p>
      <text:p text:style-name="Standard">These commands are used to define the database structures.</text:p>
      <text:p text:style-name="Standard"><text:s text:c="4"/>CREATE</text:p>
      <text:p text:style-name="Standard"><text:s text:c="4"/>ALTER</text:p>
      <text:p text:style-name="Standard"><text:s text:c="4"/>TRUNCATE</text:p>
      <text:p text:style-name="Standard"><text:s text:c="4"/>DROP</text:p>
      <text:p text:style-name="Standard"><text:s text:c="4"/>RENAME</text:p>
      <text:p text:style-name="Standard"><text:s text:c="4"/>COMMENT</text:p>
      <text:p text:style-name="Standard"/>
      <text:p text:style-name="Standard">1. CREATE</text:p>
      <text:p text:style-name="Standard">CREATE command is used to create a table, schema or an index.</text:p>
      <text:p text:style-name="Standard"/>
      <text:p text:style-name="Standard">Syntax:</text:p>
      <text:p text:style-name="Standard"><text:s text:c="9"/>CREATE TABLE table_name (</text:p>
      <text:p text:style-name="Standard"><text:s text:c="16"/>column1 datatype,</text:p>
      <text:p text:style-name="Standard"><text:s text:c="16"/>column2 datatype,</text:p>
      <text:p text:style-name="Standard"><text:s text:c="16"/>....);</text:p>
      <text:p text:style-name="Standard">Example:</text:p>
      <text:p text:style-name="Standard"><text:s text:c="8"/>CREATE TABLE CUSTOMERS(</text:p>
      <text:p text:style-name="Standard"><text:s text:c="12"/>InsuranceID INT,</text:p>
      <text:p text:style-name="Standard"><text:s text:c="12"/>Name VARCHAR(50),</text:p>
      <text:p text:style-name="Standard"><text:s text:c="12"/>DOB <text:s/>DATE, </text:p>
      <text:p text:style-name="Standard"><text:s text:c="12"/>NIN INT, </text:p>
      <text:p text:style-name="Standard"><text:s text:c="12"/>Location VARCHAR(255)</text:p>
      <text:p text:style-name="Standard"><text:s text:c="8"/>);</text:p>
      <text:p text:style-name="Standard">2. ALTER</text:p>
      <text:p text:style-name="Standard">ALTER command is used to add, modify or delete columns or constraints from the database table.</text:p>
      <text:p text:style-name="Standard"/>
      <text:p text:style-name="Standard">Syntax:</text:p>
      <text:p text:style-name="Standard">ALTER TABLE Table_name ADD column_name datatype;</text:p>
      <text:p text:style-name="Standard">Example:</text:p>
      <text:p text:style-name="Standard"><text:s/>ALTER TABLE CUSTOMERS ADD email_id VARCHAR(50);</text:p>
      <text:p text:style-name="Standard"/>
      <text:p text:style-name="Standard">3. TRUNCATE</text:p>
      <text:p text:style-name="Standard">TRUNCATE command is used to delete the data present in the table but this will not delete the table.</text:p>
      <text:p text:style-name="Standard"/>
      <text:p text:style-name="Standard">Syntax:</text:p>
      <text:p text:style-name="Standard">TRUNCATE table table_name;</text:p>
      <text:p text:style-name="Standard">Example:</text:p>
      <text:p text:style-name="Standard">TRUNCATE table CUSTOMERS;</text:p>
      <text:p text:style-name="Standard"/>
      <text:p text:style-name="Standard">4. DROP</text:p>
      <text:p text:style-name="Standard">DROP command is used to delete the table along with its data.</text:p>
      <text:p text:style-name="Standard"/>
      <text:p text:style-name="Standard">Syntax:</text:p>
      <text:p text:style-name="Standard">DROP TABLE table_name;</text:p>
      <text:p text:style-name="Standard">Example:</text:p>
      <text:p text:style-name="Standard">DROP TABLE CUSTOMERS;</text:p>
      <text:p text:style-name="Standard"/>
      <text:p text:style-name="Standard"><text:soft-page-break/>5. RENAME</text:p>
      <text:p text:style-name="Standard">RENAME command is used to rename the table name.</text:p>
      <text:p text:style-name="Standard"/>
      <text:p text:style-name="Standard">Syntax:</text:p>
      <text:p text:style-name="Standard">RENAME TABLE table_name1 to new_table_name1; </text:p>
      <text:p text:style-name="Standard">Example:</text:p>
      <text:p text:style-name="Standard">RENAME TABLE CUSTOMERS to CUSTOMERINFO;</text:p>
      <text:p text:style-name="Standard"/>
      <text:p text:style-name="Standard">6. COMMENT</text:p>
      <text:p text:style-name="Standard">Single-Line Comments:</text:p>
      <text:p text:style-name="Standard">Statements starting with -- are treated as single line comments.</text:p>
      <text:p text:style-name="Standard"/>
      <text:p text:style-name="Standard">Example:</text:p>
      <text:p text:style-name="Standard"><text:s/>--Line1;</text:p>
      <text:p text:style-name="Standard">Multi-Line comments:</text:p>
      <text:p text:style-name="Standard">Statements enclosed in /**/ are treated as Multi-line comments</text:p>
      <text:p text:style-name="Standard"/>
      <text:p text:style-name="Standard"><text:s text:c="3"/>/* Line1,</text:p>
      <text:p text:style-name="Standard"><text:s text:c="3"/>Line2 */</text:p>
      <text:p text:style-name="Standard"><text:s text:c="3"/></text:p>
      <text:p text:style-name="Standard">2. Data Manipulation Language(DML) commands</text:p>
      <text:p text:style-name="Standard">These commands are used to manipulate the data present in the database tables.</text:p>
      <text:p text:style-name="Standard"><text:s text:c="4"/>INSERT</text:p>
      <text:p text:style-name="Standard"><text:s text:c="4"/>SELECT</text:p>
      <text:p text:style-name="Standard"><text:s text:c="4"/>UPDATE</text:p>
      <text:p text:style-name="Standard"><text:s text:c="4"/>DELETE</text:p>
      <text:p text:style-name="Standard"/>
      <text:p text:style-name="P15">In this sub section, let us learn the usage of below commands with examples.</text:p>
      <text:h text:style-name="P4" text:outline-level="2">1. INSERT</text:h>
      <text:p text:style-name="P15">INSERT Statement is used to insert new records into the database table.</text:p>
      <text:h text:style-name="P6" text:outline-level="3">Syntax:</text:h>
      <text:p text:style-name="P10"><text:span text:style-name="Source_20_Text"><text:span text:style-name="T1">INSERT</text:span></text:span><text:span text:style-name="Source_20_Text"><text:span text:style-name="T2"> </text:span></text:span><text:span text:style-name="Source_20_Text"><text:span text:style-name="T1">INTO</text:span></text:span><text:span text:style-name="Source_20_Text"><text:span text:style-name="T2"> table_name (column1, column2, column3, ...) </text:span></text:span><text:span text:style-name="Source_20_Text"><text:span text:style-name="T1">VALUES</text:span></text:span><text:span text:style-name="Source_20_Text"><text:span text:style-name="T2"> (value1, value2, value3, ...);</text:span></text:span></text:p>
      <text:p text:style-name="P15">Note: Column names are optional.</text:p>
      <text:h text:style-name="P6" text:outline-level="3">Example:</text:h>
      <text:p text:style-name="P15">Both the below ways are correct.</text:p>
      <text:p text:style-name="P11"><text:span text:style-name="Source_20_Text"><text:span text:style-name="T3"><text:s text:c="5"/></text:span></text:span></text:p>
      <text:p text:style-name="P8"><text:span text:style-name="Source_20_Text"><text:span text:style-name="T1">INSERT</text:span></text:span><text:span text:style-name="Source_20_Text"><text:span text:style-name="T2"> </text:span></text:span><text:span text:style-name="Source_20_Text"><text:span text:style-name="T1">INTO</text:span></text:span><text:span text:style-name="Source_20_Text"><text:span text:style-name="T2"> CUSTOMERS (InsuranceID, Name, DOB, NIN, Location,email_id) </text:span></text:span><text:span text:style-name="Source_20_Text"><text:span text:style-name="T1">VALUES</text:span></text:span><text:span text:style-name="Source_20_Text"><text:span text:style-name="T2"> (</text:span></text:span><text:span text:style-name="Source_20_Text"><text:span text:style-name="T6">'123'</text:span></text:span><text:span text:style-name="Source_20_Text"><text:span text:style-name="T2">, </text:span></text:span><text:span text:style-name="Source_20_Text"><text:span text:style-name="T6">'Mango'</text:span></text:span><text:span text:style-name="Source_20_Text"><text:span text:style-name="T2">,</text:span></text:span><text:span text:style-name="Source_20_Text"><text:span text:style-name="T6">'2000-01-01'</text:span></text:span><text:span text:style-name="Source_20_Text"><text:span text:style-name="T2">,</text:span></text:span><text:span text:style-name="Source_20_Text"><text:span text:style-name="T6">'56789'</text:span></text:span><text:span text:style-name="Source_20_Text"><text:span text:style-name="T2">,</text:span></text:span><text:span text:style-name="Source_20_Text"><text:span text:style-name="T6">'LO'</text:span></text:span><text:span text:style-name="Source_20_Text"><text:span text:style-name="T2">,</text:span></text:span><text:span text:style-name="Source_20_Text"><text:span text:style-name="T6">'Mango@xyz.com'</text:span></text:span><text:span text:style-name="Source_20_Text"><text:span text:style-name="T2">);</text:span></text:span></text:p>
      <text:p text:style-name="P9"><text:span text:style-name="Source_20_Text"><text:span text:style-name="T1">INSERT</text:span></text:span><text:span text:style-name="Source_20_Text"><text:span text:style-name="T2"> </text:span></text:span><text:span text:style-name="Source_20_Text"><text:span text:style-name="T1">INTO</text:span></text:span><text:span text:style-name="Source_20_Text"><text:span text:style-name="T2"> CUSTOMERS </text:span></text:span><text:span text:style-name="Source_20_Text"><text:span text:style-name="T1">VALUES</text:span></text:span><text:span text:style-name="Source_20_Text"><text:span text:style-name="T2"> (</text:span></text:span><text:span text:style-name="Source_20_Text"><text:span text:style-name="T6">'123'</text:span></text:span><text:span text:style-name="Source_20_Text"><text:span text:style-name="T2">, </text:span></text:span><text:span text:style-name="Source_20_Text"><text:span text:style-name="T6">'Mango'</text:span></text:span><text:span text:style-name="Source_20_Text"><text:span text:style-name="T2">,</text:span></text:span><text:span text:style-name="Source_20_Text"><text:span text:style-name="T6">'2000-01-01'</text:span></text:span><text:span text:style-name="Source_20_Text"><text:span text:style-name="T2">,</text:span></text:span><text:span text:style-name="Source_20_Text"><text:span text:style-name="T6">'56789'</text:span></text:span><text:span text:style-name="Source_20_Text"><text:span text:style-name="T2">,</text:span></text:span><text:span text:style-name="Source_20_Text"><text:span text:style-name="T6">'LO'</text:span></text:span><text:span text:style-name="Source_20_Text"><text:span text:style-name="T2">,</text:span></text:span><text:span text:style-name="Source_20_Text"><text:span text:style-name="T6">'Mango@xyz.com'</text:span></text:span><text:span text:style-name="Source_20_Text"><text:span text:style-name="T2">); </text:span></text:span></text:p>
      <text:h text:style-name="P4" text:outline-level="2"><text:soft-page-break/>2. SELECT</text:h>
      <text:p text:style-name="P15">Select statement is used to select data from database tables.</text:p>
      <text:h text:style-name="P6" text:outline-level="3">Syntax:</text:h>
      <text:p text:style-name="P11"><text:span text:style-name="Source_20_Text"><text:span text:style-name="T1">SELECT</text:span></text:span><text:span text:style-name="Source_20_Text"><text:span text:style-name="T2"> column1, column2, ...</text:span></text:span></text:p>
      <text:p text:style-name="P8"><text:span text:style-name="Source_20_Text"><text:span text:style-name="T1">FROM</text:span></text:span><text:span text:style-name="Source_20_Text"><text:span text:style-name="T2"> table_name</text:span></text:span></text:p>
      <text:p text:style-name="P9"><text:span text:style-name="Source_20_Text"><text:span text:style-name="T2">[</text:span></text:span><text:span text:style-name="Source_20_Text"><text:span text:style-name="T1">where</text:span></text:span><text:span text:style-name="Source_20_Text"><text:span text:style-name="T2"> </text:span></text:span><text:span text:style-name="Source_20_Text"><text:span text:style-name="T1">condition</text:span></text:span><text:span text:style-name="Source_20_Text"><text:span text:style-name="T2">]; </text:span></text:span></text:p>
      <text:h text:style-name="P6" text:outline-level="3">Example:</text:h>
      <text:p text:style-name="P10"><text:span text:style-name="Source_20_Text"><text:span text:style-name="T1">SELECT</text:span></text:span><text:span text:style-name="Source_20_Text"><text:span text:style-name="T2"> * </text:span></text:span><text:span text:style-name="Source_20_Text"><text:span text:style-name="T1">FROM</text:span></text:span><text:span text:style-name="Source_20_Text"><text:span text:style-name="T2"> CUSTOMERS; </text:span></text:span></text:p>
      <text:h text:style-name="P4" text:outline-level="2">3. UPDATE</text:h>
      <text:p text:style-name="P15">UPDATE statement is used to modify the existing values of records present in the database table.</text:p>
      <text:h text:style-name="P6" text:outline-level="3">Syntax:</text:h>
      <text:p text:style-name="P11"><text:span text:style-name="Source_20_Text"><text:span text:style-name="T3"><text:s/></text:span></text:span><text:span text:style-name="Source_20_Text"><text:span text:style-name="T1">UPDATE</text:span></text:span><text:span text:style-name="Source_20_Text"><text:span text:style-name="T2"> table_name</text:span></text:span></text:p>
      <text:p text:style-name="P8"><text:span text:style-name="Source_20_Text"><text:span text:style-name="T1">SET</text:span></text:span><text:span text:style-name="Source_20_Text"><text:span text:style-name="T2"> column1 = value1, column2 = value2, ...</text:span></text:span></text:p>
      <text:p text:style-name="P9"><text:span text:style-name="Source_20_Text"><text:span text:style-name="T1">WHERE</text:span></text:span><text:span text:style-name="Source_20_Text"><text:span text:style-name="T2"> </text:span></text:span><text:span text:style-name="Source_20_Text"><text:span text:style-name="T1">condition</text:span></text:span><text:span text:style-name="Source_20_Text"><text:span text:style-name="T2">; </text:span></text:span></text:p>
      <text:h text:style-name="P6" text:outline-level="3">Example:</text:h>
      <text:p text:style-name="P10"><text:span text:style-name="Source_20_Text"><text:span text:style-name="T1">UPDATE</text:span></text:span><text:span text:style-name="Source_20_Text"><text:span text:style-name="T2"> CUSTOMERS </text:span></text:span><text:span text:style-name="Source_20_Text"><text:span text:style-name="T1">SET</text:span></text:span><text:span text:style-name="Source_20_Text"><text:span text:style-name="T2"> email_id = </text:span></text:span><text:span text:style-name="Source_20_Text"><text:span text:style-name="T6">'mango.lo@xyz.com'</text:span></text:span><text:span text:style-name="Source_20_Text"><text:span text:style-name="T2"> </text:span></text:span><text:span text:style-name="Source_20_Text"><text:span text:style-name="T1">WHERE</text:span></text:span><text:span text:style-name="Source_20_Text"><text:span text:style-name="T2"> InsuranceID=</text:span></text:span><text:span text:style-name="Source_20_Text"><text:span text:style-name="T6">'123'</text:span></text:span><text:span text:style-name="Source_20_Text"><text:span text:style-name="T2">;</text:span></text:span></text:p>
      <text:h text:style-name="P4" text:outline-level="2">4. DELETE</text:h>
      <text:p text:style-name="P15">DELETE statement is used to delete the existing records present in the database table.</text:p>
      <text:h text:style-name="P6" text:outline-level="3">Syntax:</text:h>
      <text:p text:style-name="P10"><text:span text:style-name="Source_20_Text"><text:span text:style-name="T1">DELETE</text:span></text:span><text:span text:style-name="Source_20_Text"><text:span text:style-name="T2"> </text:span></text:span><text:span text:style-name="Source_20_Text"><text:span text:style-name="T1">FROM</text:span></text:span><text:span text:style-name="Source_20_Text"><text:span text:style-name="T2"> table_name </text:span></text:span><text:span text:style-name="Source_20_Text"><text:span text:style-name="T1">where</text:span></text:span><text:span text:style-name="Source_20_Text"><text:span text:style-name="T2"> </text:span></text:span><text:span text:style-name="Source_20_Text"><text:span text:style-name="T1">condition</text:span></text:span><text:span text:style-name="Source_20_Text"><text:span text:style-name="T2">;</text:span></text:span></text:p>
      <text:h text:style-name="P6" text:outline-level="3">Example:</text:h>
      <text:p text:style-name="P10"><text:span text:style-name="Source_20_Text"><text:span text:style-name="T1">DELETE</text:span></text:span><text:span text:style-name="Source_20_Text"><text:span text:style-name="T2"> </text:span></text:span><text:span text:style-name="Source_20_Text"><text:span text:style-name="T1">FROM</text:span></text:span><text:span text:style-name="Source_20_Text"><text:span text:style-name="T2"> CUSTOMERS </text:span></text:span><text:span text:style-name="Source_20_Text"><text:span text:style-name="T1">where</text:span></text:span><text:span text:style-name="Source_20_Text"><text:span text:style-name="T2"> InsuranceID=</text:span></text:span><text:span text:style-name="Source_20_Text"><text:span text:style-name="T6">'123'</text:span></text:span><text:span text:style-name="Source_20_Text"><text:span text:style-name="T2">;</text:span></text:span></text:p>
      <text:p text:style-name="Standard">3. Data control language(DCL) commands</text:p>
      <text:p text:style-name="Standard">These commands are used to define the authorizations of the database like giving right permissions to the users.</text:p>
      <text:p text:style-name="Standard"><text:s text:c="4"/>GRANT</text:p>
      <text:p text:style-name="Standard"><text:s text:c="4"/>REVOKE</text:p>
      <text:p text:style-name="P15">In this sub section, let us learn the usage of below commands in detail.</text:p>
      <text:h text:style-name="P1" text:outline-level="1"><text:soft-page-break/>1. GRANT</text:h>
      <text:p text:style-name="P15">GRANT statement is used to provide access privileges to users to access the database.</text:p>
      <text:h text:style-name="P4" text:outline-level="2">Syntax:</text:h>
      <text:p text:style-name="P10"><text:span text:style-name="Source_20_Text"><text:span text:style-name="T1">GRANT</text:span></text:span><text:span text:style-name="Source_20_Text"><text:span text:style-name="T2"> privileges </text:span></text:span><text:span text:style-name="Source_20_Text"><text:span text:style-name="T1">ON</text:span></text:span><text:span text:style-name="Source_20_Text"><text:span text:style-name="T2"> object </text:span></text:span><text:span text:style-name="Source_20_Text"><text:span text:style-name="T1">TO</text:span></text:span><text:span text:style-name="Source_20_Text"><text:span text:style-name="T2"> </text:span></text:span><text:span text:style-name="Source_20_Text"><text:span text:style-name="T1">user</text:span></text:span><text:span text:style-name="Source_20_Text"><text:span text:style-name="T2">;</text:span></text:span></text:p>
      <text:p text:style-name="P17"><text:span text:style-name="Strong_20_Emphasis"><text:span text:style-name="T8">Note:</text:span></text:span><text:span text:style-name="T9"> Privileges can be SELECT, INSERT, UPDATE, DELETE, TRUNCATE, REFERENCES, TRIGGER, CREATE, ALL. You can also specify combination of these privileges in a statement.</text:span></text:p>
      <text:h text:style-name="P6" text:outline-level="3">GRANT Connect to Database</text:h>
      <text:p text:style-name="P10"><text:span text:style-name="Source_20_Text"><text:span text:style-name="T1">GRANT</text:span></text:span><text:span text:style-name="Source_20_Text"><text:span text:style-name="T2"> </text:span></text:span><text:span text:style-name="Source_20_Text"><text:span text:style-name="T1">CONNECT</text:span></text:span><text:span text:style-name="Source_20_Text"><text:span text:style-name="T2"> </text:span></text:span><text:span text:style-name="Source_20_Text"><text:span text:style-name="T1">ON</text:span></text:span><text:span text:style-name="Source_20_Text"><text:span text:style-name="T2"> DATABASE database_name </text:span></text:span><text:span text:style-name="Source_20_Text"><text:span text:style-name="T1">TO</text:span></text:span><text:span text:style-name="Source_20_Text"><text:span text:style-name="T2"> username;</text:span></text:span></text:p>
      <text:h text:style-name="P6" text:outline-level="3">GRANT Usage on Schema</text:h>
      <text:p text:style-name="P10"><text:span text:style-name="Source_20_Text"><text:span text:style-name="T1">GRANT</text:span></text:span><text:span text:style-name="Source_20_Text"><text:span text:style-name="T2"> USAGE </text:span></text:span><text:span text:style-name="Source_20_Text"><text:span text:style-name="T1">ON</text:span></text:span><text:span text:style-name="Source_20_Text"><text:span text:style-name="T2"> SCHEMA database_name </text:span></text:span><text:span text:style-name="Source_20_Text"><text:span text:style-name="T1">TO</text:span></text:span><text:span text:style-name="Source_20_Text"><text:span text:style-name="T2"> username;</text:span></text:span></text:p>
      <text:h text:style-name="P6" text:outline-level="3">Grant access to all tables in the database:</text:h>
      <text:p text:style-name="P11"><text:span text:style-name="Source_20_Text"><text:span text:style-name="T1">GRANT</text:span></text:span><text:span text:style-name="Source_20_Text"><text:span text:style-name="T2"> </text:span></text:span><text:span text:style-name="Source_20_Text"><text:span text:style-name="T1">ALL</text:span></text:span><text:span text:style-name="Source_20_Text"><text:span text:style-name="T2"> PRIVILEGES </text:span></text:span><text:span text:style-name="Source_20_Text"><text:span text:style-name="T1">ON</text:span></text:span><text:span text:style-name="Source_20_Text"><text:span text:style-name="T2"> </text:span></text:span><text:span text:style-name="Source_20_Text"><text:span text:style-name="T1">ALL</text:span></text:span><text:span text:style-name="Source_20_Text"><text:span text:style-name="T2"> TABLES </text:span></text:span><text:span text:style-name="Source_20_Text"><text:span text:style-name="T1">IN</text:span></text:span><text:span text:style-name="Source_20_Text"><text:span text:style-name="T2"> SCHEMA schema_name </text:span></text:span><text:span text:style-name="Source_20_Text"><text:span text:style-name="T1">TO</text:span></text:span><text:span text:style-name="Source_20_Text"><text:span text:style-name="T2"> username;</text:span></text:span></text:p>
      <text:p text:style-name="P8"><text:span text:style-name="Source_20_Text"><text:span text:style-name="T1">GRANT</text:span></text:span><text:span text:style-name="Source_20_Text"><text:span text:style-name="T2"> </text:span></text:span><text:span text:style-name="Source_20_Text"><text:span text:style-name="T1">ALL</text:span></text:span><text:span text:style-name="Source_20_Text"><text:span text:style-name="T2"> PRIVILEGES </text:span></text:span><text:span text:style-name="Source_20_Text"><text:span text:style-name="T1">ON</text:span></text:span><text:span text:style-name="Source_20_Text"><text:span text:style-name="T2"> </text:span></text:span><text:span text:style-name="Source_20_Text"><text:span text:style-name="T1">ALL</text:span></text:span><text:span text:style-name="Source_20_Text"><text:span text:style-name="T2"> SEQUENCES </text:span></text:span><text:span text:style-name="Source_20_Text"><text:span text:style-name="T1">IN</text:span></text:span><text:span text:style-name="Source_20_Text"><text:span text:style-name="T2"> SCHEMA schema_name </text:span></text:span><text:span text:style-name="Source_20_Text"><text:span text:style-name="T1">TO</text:span></text:span><text:span text:style-name="Source_20_Text"><text:span text:style-name="T2"> username;</text:span></text:span></text:p>
      <text:p text:style-name="P9"><text:span text:style-name="Source_20_Text"><text:span text:style-name="T1">GRANT</text:span></text:span><text:span text:style-name="Source_20_Text"><text:span text:style-name="T2"> </text:span></text:span><text:span text:style-name="Source_20_Text"><text:span text:style-name="T1">ALL</text:span></text:span><text:span text:style-name="Source_20_Text"><text:span text:style-name="T2"> PRIVILEGES </text:span></text:span><text:span text:style-name="Source_20_Text"><text:span text:style-name="T1">ON</text:span></text:span><text:span text:style-name="Source_20_Text"><text:span text:style-name="T2"> DATABASE database_name </text:span></text:span><text:span text:style-name="Source_20_Text"><text:span text:style-name="T1">TO</text:span></text:span><text:span text:style-name="Source_20_Text"><text:span text:style-name="T2"> username;</text:span></text:span></text:p>
      <text:h text:style-name="P6" text:outline-level="3">Grant permission to create database:</text:h>
      <text:p text:style-name="P10"><text:span text:style-name="Source_20_Text"><text:span text:style-name="T1">ALTER</text:span></text:span><text:span text:style-name="Source_20_Text"><text:span text:style-name="T2"> </text:span></text:span><text:span text:style-name="Source_20_Text"><text:span text:style-name="T1">USER</text:span></text:span><text:span text:style-name="Source_20_Text"><text:span text:style-name="T2"> username CREATEDB;</text:span></text:span></text:p>
      <text:h text:style-name="P6" text:outline-level="3">Grant superuser access to a user</text:h>
      <text:p text:style-name="P10"><text:span text:style-name="Source_20_Text"><text:span text:style-name="T1">ALTER</text:span></text:span><text:span text:style-name="Source_20_Text"><text:span text:style-name="T2"> </text:span></text:span><text:span text:style-name="Source_20_Text"><text:span text:style-name="T1">USER</text:span></text:span><text:span text:style-name="Source_20_Text"><text:span text:style-name="T2"> myuser </text:span></text:span><text:span text:style-name="Source_20_Text"><text:span text:style-name="T1">WITH</text:span></text:span><text:span text:style-name="Source_20_Text"><text:span text:style-name="T2"> SUPERUSER;</text:span></text:span></text:p>
      <text:h text:style-name="P4" text:outline-level="2">2. REVOKE</text:h>
      <text:p text:style-name="P15">REVOKE statement is used to withdraw the access priviliges given to a user by GRANT statement.</text:p>
      <text:h text:style-name="P6" text:outline-level="3">Syntax:</text:h>
      <text:p text:style-name="P10"><text:span text:style-name="Source_20_Text"><text:span text:style-name="T1">REVOKE</text:span></text:span><text:span text:style-name="Source_20_Text"><text:span text:style-name="T2"> privileges </text:span></text:span><text:span text:style-name="Source_20_Text"><text:span text:style-name="T1">ON</text:span></text:span><text:span text:style-name="Source_20_Text"><text:span text:style-name="T2"> object </text:span></text:span><text:span text:style-name="Source_20_Text"><text:span text:style-name="T1">FROM</text:span></text:span><text:span text:style-name="Source_20_Text"><text:span text:style-name="T2"> </text:span></text:span><text:span text:style-name="Source_20_Text"><text:span text:style-name="T1">user</text:span></text:span><text:span text:style-name="Source_20_Text"><text:span text:style-name="T2">;</text:span></text:span></text:p>
      <text:h text:style-name="P6" text:outline-level="3">Example:</text:h>
      <text:p text:style-name="P10"><text:span text:style-name="Source_20_Text"><text:span text:style-name="T3"><text:s/></text:span></text:span><text:span text:style-name="Source_20_Text"><text:span text:style-name="T1">REVOKE</text:span></text:span><text:span text:style-name="Source_20_Text"><text:span text:style-name="T2"> </text:span></text:span><text:span text:style-name="Source_20_Text"><text:span text:style-name="T1">DELETE</text:span></text:span><text:span text:style-name="Source_20_Text"><text:span text:style-name="T2">, </text:span></text:span><text:span text:style-name="Source_20_Text"><text:span text:style-name="T1">UPDATE</text:span></text:span><text:span text:style-name="Source_20_Text"><text:span text:style-name="T2"> </text:span></text:span><text:span text:style-name="Source_20_Text"><text:span text:style-name="T1">ON</text:span></text:span><text:span text:style-name="Source_20_Text"><text:span text:style-name="T2"> ORDERS </text:span></text:span><text:span text:style-name="Source_20_Text"><text:span text:style-name="T1">FROM</text:span></text:span><text:span text:style-name="Source_20_Text"><text:span text:style-name="T2"> customer1;</text:span></text:span></text:p>
      <text:p text:style-name="Standard">4. Transaction control Language(TCL) commands</text:p>
      <text:p text:style-name="Standard">These commands are used to manage the changes made to the data by DML commands.</text:p>
      <text:p text:style-name="Standard"><text:soft-page-break/><text:s text:c="4"/>COMMIT</text:p>
      <text:p text:style-name="Standard"><text:s text:c="4"/>ROLLBACK</text:p>
      <text:p text:style-name="Standard"><text:s text:c="4"/>SAVEPOINT</text:p>
      <text:p text:style-name="Standard"/>
      <text:p text:style-name="P15">In this sub section, let us learn the usage of below commands in detail.</text:p>
      <text:h text:style-name="P4" text:outline-level="2">1. COMMIT</text:h>
      <text:p text:style-name="P15">COMMIT statement is used to save all the changes made to the database in the current transaction.</text:p>
      <text:h text:style-name="P6" text:outline-level="3">Syntax:</text:h>
      <text:p text:style-name="P10"><text:span text:style-name="Source_20_Text"><text:span text:style-name="T1">COMMIT</text:span></text:span><text:span text:style-name="Source_20_Text"><text:span text:style-name="T2">;</text:span></text:span></text:p>
      <text:h text:style-name="P4" text:outline-level="2">2. ROLLBACK</text:h>
      <text:p text:style-name="P15">ROLLBACK statement is used to revert the changes made to a database table in the current transaction.</text:p>
      <text:h text:style-name="P6" text:outline-level="3">Syntax:</text:h>
      <text:p text:style-name="P10"><text:span text:style-name="Source_20_Text"><text:span text:style-name="T1">ROLLBACK</text:span></text:span><text:span text:style-name="Source_20_Text"><text:span text:style-name="T2">;</text:span></text:span></text:p>
      <text:h text:style-name="P4" text:outline-level="2">3. SAVEPOINT</text:h>
      <text:p text:style-name="P15">SAVEPOINT statement is used to define a identifier which points to the named transaction savepoint.</text:p>
      <text:h text:style-name="P6" text:outline-level="3">Syntax:</text:h>
      <text:p text:style-name="P11"><text:span text:style-name="Source_20_Text"><text:span text:style-name="T1">SAVEPOINT</text:span></text:span><text:span text:style-name="Source_20_Text"><text:span text:style-name="T2"> savepoint_name;</text:span></text:span></text:p>
      <text:p text:style-name="P9"><text:span text:style-name="Source_20_Text"><text:span text:style-name="T1">ROLLBACK</text:span></text:span><text:span text:style-name="Source_20_Text"><text:span text:style-name="T2"> </text:span></text:span><text:span text:style-name="Source_20_Text"><text:span text:style-name="T1">TO</text:span></text:span><text:span text:style-name="Source_20_Text"><text:span text:style-name="T2"> savepoint_name; </text:span></text:span></text:p>
      <text:p text:style-name="P15">How to delete a savepoint:</text:p>
      <text:p text:style-name="P10"><text:span text:style-name="Source_20_Text"><text:span text:style-name="T1">RELEASE</text:span></text:span><text:span text:style-name="Source_20_Text"><text:span text:style-name="T2"> </text:span></text:span><text:span text:style-name="Source_20_Text"><text:span text:style-name="T1">SAVEPOINT</text:span></text:span><text:span text:style-name="Source_20_Text"><text:span text:style-name="T2"> savepoint_name;</text:span></text:span></text:p>
      <text:p text:style-name="Standard"/>
      <text:h text:style-name="P2" text:outline-level="1">Joins</text:h>
      <text:p text:style-name="P16">Joins are used along with SELECT statement when ever there is a need to retrieve data from multiple tables.</text:p>
      <text:p text:style-name="P13">Commonly used Joins in MySQL are as follows:</text:p>
      <text:list xml:id="list4024959567" text:style-name="L1">
        <text:list-item>
          <text:p text:style-name="P18">INNER JOIN</text:p>
        </text:list-item>
        <text:list-item>
          <text:p text:style-name="P18">LEFT JOIN</text:p>
        </text:list-item>
        <text:list-item>
          <text:p text:style-name="P18"><text:soft-page-break/>RIGHT JOIN</text:p>
        </text:list-item>
        <text:list-item>
          <text:p text:style-name="P14">CROSS JOIN</text:p>
        </text:list-item>
      </text:list>
      <text:p text:style-name="P13">Let us consider the below tables for our understanding:</text:p>
      <text:p text:style-name="P13">TABLE1:</text:p>
      <table:table table:name="Table1" table:style-name="Table1">
        <table:table-column table:style-name="Table1.A"/>
        <table:table-column table:style-name="Table1.B"/>
        <table:table-header-rows>
          <table:table-row table:style-name="Table1.1">
            <table:table-cell table:style-name="Table1.A1" office:value-type="string">
              <text:p text:style-name="P12">A</text:p>
            </table:table-cell>
            <table:table-cell table:style-name="Table1.A1" office:value-type="string">
              <text:p text:style-name="P12">Z</text:p>
            </table:table-cell>
          </table:table-row>
        </table:table-header-rows>
        <table:table-row table:style-name="Table1.1">
          <table:table-cell table:style-name="Table1.A1" office:value-type="string">
            <text:p text:style-name="Table_20_Contents">a</text:p>
          </table:table-cell>
          <table:table-cell table:style-name="Table1.A1" office:value-type="string">
            <text:p text:style-name="Table_20_Contents">1</text:p>
          </table:table-cell>
        </table:table-row>
        <table:table-row table:style-name="Table1.3">
          <table:table-cell table:style-name="Table1.A1" office:value-type="string">
            <text:p text:style-name="Table_20_Contents">b</text:p>
          </table:table-cell>
          <table:table-cell table:style-name="Table1.A1" office:value-type="string">
            <text:p text:style-name="Table_20_Contents">4</text:p>
          </table:table-cell>
        </table:table-row>
        <table:table-row table:style-name="Table1.1">
          <table:table-cell table:style-name="Table1.A1" office:value-type="string">
            <text:p text:style-name="Table_20_Contents">d</text:p>
          </table:table-cell>
          <table:table-cell table:style-name="Table1.A1" office:value-type="string">
            <text:p text:style-name="Table_20_Contents">5</text:p>
          </table:table-cell>
        </table:table-row>
      </table:table>
      <text:p text:style-name="P13">TABLE2:</text:p>
      <table:table table:name="Table2" table:style-name="Table2">
        <table:table-column table:style-name="Table2.A"/>
        <table:table-column table:style-name="Table2.B"/>
        <table:table-header-rows>
          <table:table-row table:style-name="Table2.1">
            <table:table-cell table:style-name="Table2.A1" office:value-type="string">
              <text:p text:style-name="P12">A</text:p>
            </table:table-cell>
            <table:table-cell table:style-name="Table2.A1" office:value-type="string">
              <text:p text:style-name="P12">X</text:p>
            </table:table-cell>
          </table:table-row>
        </table:table-header-rows>
        <table:table-row table:style-name="Table2.1">
          <table:table-cell table:style-name="Table2.A1" office:value-type="string">
            <text:p text:style-name="Table_20_Contents">a</text:p>
          </table:table-cell>
          <table:table-cell table:style-name="Table2.A1" office:value-type="string">
            <text:p text:style-name="Table_20_Contents">10</text:p>
          </table:table-cell>
        </table:table-row>
        <table:table-row table:style-name="Table2.3">
          <table:table-cell table:style-name="Table2.A1" office:value-type="string">
            <text:p text:style-name="Table_20_Contents">e</text:p>
          </table:table-cell>
          <table:table-cell table:style-name="Table2.A1" office:value-type="string">
            <text:p text:style-name="Table_20_Contents">17</text:p>
          </table:table-cell>
        </table:table-row>
        <table:table-row table:style-name="Table2.1">
          <table:table-cell table:style-name="Table2.A1" office:value-type="string">
            <text:p text:style-name="Table_20_Contents">d</text:p>
          </table:table-cell>
          <table:table-cell table:style-name="Table2.A1" office:value-type="string">
            <text:p text:style-name="Table_20_Contents">30</text:p>
          </table:table-cell>
        </table:table-row>
      </table:table>
      <text:h text:style-name="P3" text:outline-level="2">1. INNER JOIN</text:h>
      <text:p text:style-name="P13">INNER JOIN combines the values from both the tables based on matching criteria.</text:p>
      <text:p text:style-name="P13">Below is a basic example of how inner join works:</text:p>
      <text:p text:style-name="P9"><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TABLE1 </text:span></text:span><text:span text:style-name="Source_20_Text"><text:span text:style-name="T4">INNER</text:span></text:span><text:span text:style-name="Source_20_Text"><text:span text:style-name="T5"> </text:span></text:span><text:span text:style-name="Source_20_Text"><text:span text:style-name="T4">JOIN</text:span></text:span><text:span text:style-name="Source_20_Text"><text:span text:style-name="T5"> TABLE2 </text:span></text:span><text:span text:style-name="Source_20_Text"><text:span text:style-name="T4">where</text:span></text:span><text:span text:style-name="Source_20_Text"><text:span text:style-name="T5"> TABLE1.A=TABLE2.A;</text:span></text:span></text:p>
      <text:h text:style-name="P7" text:outline-level="4">Result:</text:h>
      <table:table table:name="Table3" table:style-name="Table3">
        <table:table-column table:style-name="Table3.A"/>
        <table:table-column table:style-name="Table3.B" table:number-columns-repeated="2"/>
        <table:table-column table:style-name="Table3.D"/>
        <table:table-header-rows>
          <table:table-row table:style-name="Table3.1">
            <table:table-cell table:style-name="Table3.A1" office:value-type="string">
              <text:p text:style-name="P12">A</text:p>
            </table:table-cell>
            <table:table-cell table:style-name="Table3.A1" office:value-type="string">
              <text:p text:style-name="P12">Z</text:p>
            </table:table-cell>
            <table:table-cell table:style-name="Table3.A1" office:value-type="string">
              <text:p text:style-name="P12">A</text:p>
            </table:table-cell>
            <table:table-cell table:style-name="Table3.A1" office:value-type="string">
              <text:p text:style-name="P12">X</text:p>
            </table:table-cell>
          </table:table-row>
        </table:table-header-rows>
        <table:table-row table:style-name="Table3.1">
          <table:table-cell table:style-name="Table3.A1" office:value-type="string">
            <text:p text:style-name="Table_20_Contents">a</text:p>
          </table:table-cell>
          <table:table-cell table:style-name="Table3.A1" office:value-type="string">
            <text:p text:style-name="Table_20_Contents">1</text:p>
          </table:table-cell>
          <table:table-cell table:style-name="Table3.A1" office:value-type="string">
            <text:p text:style-name="Table_20_Contents">a</text:p>
          </table:table-cell>
          <table:table-cell table:style-name="Table3.A1" office:value-type="string">
            <text:p text:style-name="Table_20_Contents">10</text:p>
          </table:table-cell>
        </table:table-row>
        <table:table-row table:style-name="Table3.3">
          <table:table-cell table:style-name="Table3.A1" office:value-type="string">
            <text:p text:style-name="Table_20_Contents">d</text:p>
          </table:table-cell>
          <table:table-cell table:style-name="Table3.A1" office:value-type="string">
            <text:p text:style-name="Table_20_Contents">5</text:p>
          </table:table-cell>
          <table:table-cell table:style-name="Table3.A1" office:value-type="string">
            <text:p text:style-name="Table_20_Contents">d</text:p>
          </table:table-cell>
          <table:table-cell table:style-name="Table3.A1" office:value-type="string">
            <text:p text:style-name="Table_20_Contents">30</text:p>
          </table:table-cell>
        </table:table-row>
      </table:table>
      <text:h text:style-name="P3" text:outline-level="2"/>
      <text:h text:style-name="P3" text:outline-level="2">2. LEFT JOIN</text:h>
      <text:p text:style-name="P13">LEFT JOIN returns all the values from the Left hand table of the condition and returns only the matching values from the second table. The unmatched row values of right hand table will be represented as NULL.</text:p>
      <text:p text:style-name="P9"><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TABLE1 </text:span></text:span><text:span text:style-name="Source_20_Text"><text:span text:style-name="T4">LEFT</text:span></text:span><text:span text:style-name="Source_20_Text"><text:span text:style-name="T5"> </text:span></text:span><text:span text:style-name="Source_20_Text"><text:span text:style-name="T4">JOIN</text:span></text:span><text:span text:style-name="Source_20_Text"><text:span text:style-name="T5"> TABLE2 </text:span></text:span><text:span text:style-name="Source_20_Text"><text:span text:style-name="T4">ON</text:span></text:span><text:span text:style-name="Source_20_Text"><text:span text:style-name="T5"> TABLE1.A=TABLE2.A;</text:span></text:span></text:p>
      <text:h text:style-name="P7" text:outline-level="4">Result:</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2">A</text:p>
            </table:table-cell>
            <table:table-cell table:style-name="Table4.A1" office:value-type="string">
              <text:p text:style-name="P12">Z</text:p>
            </table:table-cell>
            <table:table-cell table:style-name="Table4.A1" office:value-type="string">
              <text:p text:style-name="P12">A</text:p>
            </table:table-cell>
            <table:table-cell table:style-name="Table4.A1" office:value-type="string">
              <text:p text:style-name="P12">X</text:p>
            </table:table-cell>
          </table:table-row>
        </table:table-header-rows>
        <table:table-row table:style-name="Table4.1">
          <table:table-cell table:style-name="Table4.A1" office:value-type="string">
            <text:p text:style-name="Table_20_Contents">a</text:p>
          </table:table-cell>
          <table:table-cell table:style-name="Table4.A1" office:value-type="string">
            <text:p text:style-name="Table_20_Contents">1</text:p>
          </table:table-cell>
          <table:table-cell table:style-name="Table4.A1" office:value-type="string">
            <text:p text:style-name="Table_20_Contents">a</text:p>
          </table:table-cell>
          <table:table-cell table:style-name="Table4.A1" office:value-type="string">
            <text:p text:style-name="Table_20_Contents">10</text:p>
          </table:table-cell>
        </table:table-row>
        <text:soft-page-break/>
        <table:table-row table:style-name="Table4.3">
          <table:table-cell table:style-name="Table4.A1" office:value-type="string">
            <text:p text:style-name="Table_20_Contents">d</text:p>
          </table:table-cell>
          <table:table-cell table:style-name="Table4.A1" office:value-type="string">
            <text:p text:style-name="Table_20_Contents">5</text:p>
          </table:table-cell>
          <table:table-cell table:style-name="Table4.A1" office:value-type="string">
            <text:p text:style-name="Table_20_Contents">d</text:p>
          </table:table-cell>
          <table:table-cell table:style-name="Table4.A1" office:value-type="string">
            <text:p text:style-name="Table_20_Contents">30</text:p>
          </table:table-cell>
        </table:table-row>
        <table:table-row table:style-name="Table4.1">
          <table:table-cell table:style-name="Table4.A1" office:value-type="string">
            <text:p text:style-name="Table_20_Contents">b</text:p>
          </table:table-cell>
          <table:table-cell table:style-name="Table4.A1" office:value-type="string">
            <text:p text:style-name="Table_20_Contents">4</text:p>
          </table:table-cell>
          <table:table-cell table:style-name="Table4.A1" office:value-type="string">
            <text:p text:style-name="Table_20_Contents">null</text:p>
          </table:table-cell>
          <table:table-cell table:style-name="Table4.A1" office:value-type="string">
            <text:p text:style-name="Table_20_Contents">null</text:p>
          </table:table-cell>
        </table:table-row>
      </table:table>
      <text:h text:style-name="P3" text:outline-level="2"/>
      <text:h text:style-name="P3" text:outline-level="2">3. RIGHT JOIN</text:h>
      <text:p text:style-name="P13">RIGHT JOIN returns all the values from the right hand table of the condition and returns only the matching values from the left hand table. The unmatched row values of left hand table will be represented as NULL.</text:p>
      <text:p text:style-name="P9"><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TABLE1 </text:span></text:span><text:span text:style-name="Source_20_Text"><text:span text:style-name="T4">RIGHT</text:span></text:span><text:span text:style-name="Source_20_Text"><text:span text:style-name="T5"> </text:span></text:span><text:span text:style-name="Source_20_Text"><text:span text:style-name="T4">JOIN</text:span></text:span><text:span text:style-name="Source_20_Text"><text:span text:style-name="T5"> TABLE2 </text:span></text:span><text:span text:style-name="Source_20_Text"><text:span text:style-name="T4">ON</text:span></text:span><text:span text:style-name="Source_20_Text"><text:span text:style-name="T5"> TABLE1.A=TABLE2.A;</text:span></text:span></text:p>
      <text:h text:style-name="P7" text:outline-level="4">Result:</text:h>
      <table:table table:name="Table5" table:style-name="Table5">
        <table:table-column table:style-name="Table5.A" table:number-columns-repeated="2"/>
        <table:table-column table:style-name="Table5.C"/>
        <table:table-column table:style-name="Table5.A"/>
        <table:table-header-rows>
          <table:table-row table:style-name="Table5.1">
            <table:table-cell table:style-name="Table5.A1" office:value-type="string">
              <text:p text:style-name="P12">A</text:p>
            </table:table-cell>
            <table:table-cell table:style-name="Table5.A1" office:value-type="string">
              <text:p text:style-name="P12">Z</text:p>
            </table:table-cell>
            <table:table-cell table:style-name="Table5.A1" office:value-type="string">
              <text:p text:style-name="P12">A</text:p>
            </table:table-cell>
            <table:table-cell table:style-name="Table5.A1" office:value-type="string">
              <text:p text:style-name="P12">X</text:p>
            </table:table-cell>
          </table:table-row>
        </table:table-header-rows>
        <table:table-row table:style-name="Table5.1">
          <table:table-cell table:style-name="Table5.A1" office:value-type="string">
            <text:p text:style-name="Table_20_Contents">a</text:p>
          </table:table-cell>
          <table:table-cell table:style-name="Table5.A1" office:value-type="string">
            <text:p text:style-name="Table_20_Contents">1</text:p>
          </table:table-cell>
          <table:table-cell table:style-name="Table5.A1" office:value-type="string">
            <text:p text:style-name="Table_20_Contents">a</text:p>
          </table:table-cell>
          <table:table-cell table:style-name="Table5.A1" office:value-type="string">
            <text:p text:style-name="Table_20_Contents">10</text:p>
          </table:table-cell>
        </table:table-row>
        <table:table-row table:style-name="Table5.3">
          <table:table-cell table:style-name="Table5.A1" office:value-type="string">
            <text:p text:style-name="Table_20_Contents">d</text:p>
          </table:table-cell>
          <table:table-cell table:style-name="Table5.A1" office:value-type="string">
            <text:p text:style-name="Table_20_Contents">5</text:p>
          </table:table-cell>
          <table:table-cell table:style-name="Table5.A1" office:value-type="string">
            <text:p text:style-name="Table_20_Contents">d</text:p>
          </table:table-cell>
          <table:table-cell table:style-name="Table5.A1" office:value-type="string">
            <text:p text:style-name="Table_20_Contents">30</text:p>
          </table:table-cell>
        </table:table-row>
        <table:table-row table:style-name="Table5.1">
          <table:table-cell table:style-name="Table5.A1" office:value-type="string">
            <text:p text:style-name="Table_20_Contents">null</text:p>
          </table:table-cell>
          <table:table-cell table:style-name="Table5.A1" office:value-type="string">
            <text:p text:style-name="Table_20_Contents">null</text:p>
          </table:table-cell>
          <table:table-cell table:style-name="Table5.A1" office:value-type="string">
            <text:p text:style-name="Table_20_Contents">e</text:p>
          </table:table-cell>
          <table:table-cell table:style-name="Table5.A1" office:value-type="string">
            <text:p text:style-name="Table_20_Contents">17</text:p>
          </table:table-cell>
        </table:table-row>
      </table:table>
      <text:h text:style-name="P3" text:outline-level="2"/>
      <text:h text:style-name="P3" text:outline-level="2">4. CROSS JOIN</text:h>
      <text:p text:style-name="P13">CROSS JOIN matches each row of the first table with every row of the second table.</text:p>
      <text:p text:style-name="P9"><text:span text:style-name="Source_20_Text"><text:span text:style-name="T4">SELECT</text:span></text:span><text:span text:style-name="Source_20_Text"><text:span text:style-name="T5"> A,Z,X </text:span></text:span><text:span text:style-name="Source_20_Text"><text:span text:style-name="T4">from</text:span></text:span><text:span text:style-name="Source_20_Text"><text:span text:style-name="T5"> TABLE1 </text:span></text:span><text:span text:style-name="Source_20_Text"><text:span text:style-name="T4">CROSS</text:span></text:span><text:span text:style-name="Source_20_Text"><text:span text:style-name="T5"> </text:span></text:span><text:span text:style-name="Source_20_Text"><text:span text:style-name="T4">JOIN</text:span></text:span><text:span text:style-name="Source_20_Text"><text:span text:style-name="T5"> TABLE2;</text:span></text:span></text:p>
      <text:h text:style-name="P7" text:outline-level="4">Result:</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2">A</text:p>
            </table:table-cell>
            <table:table-cell table:style-name="Table6.A1" office:value-type="string">
              <text:p text:style-name="P12">Z</text:p>
            </table:table-cell>
            <table:table-cell table:style-name="Table6.A1" office:value-type="string">
              <text:p text:style-name="P12">X</text:p>
            </table:table-cell>
          </table:table-row>
        </table:table-header-rows>
        <table:table-row table:style-name="Table6.1">
          <table:table-cell table:style-name="Table6.A1" office:value-type="string">
            <text:p text:style-name="Table_20_Contents">a</text:p>
          </table:table-cell>
          <table:table-cell table:style-name="Table6.A1" office:value-type="string">
            <text:p text:style-name="Table_20_Contents">1</text:p>
          </table:table-cell>
          <table:table-cell table:style-name="Table6.A1" office:value-type="string">
            <text:p text:style-name="Table_20_Contents">10</text:p>
          </table:table-cell>
        </table:table-row>
        <table:table-row table:style-name="Table6.3">
          <table:table-cell table:style-name="Table6.A1" office:value-type="string">
            <text:p text:style-name="Table_20_Contents">a</text:p>
          </table:table-cell>
          <table:table-cell table:style-name="Table6.A1" office:value-type="string">
            <text:p text:style-name="Table_20_Contents">1</text:p>
          </table:table-cell>
          <table:table-cell table:style-name="Table6.A1" office:value-type="string">
            <text:p text:style-name="Table_20_Contents">17</text:p>
          </table:table-cell>
        </table:table-row>
        <table:table-row table:style-name="Table6.1">
          <table:table-cell table:style-name="Table6.A1" office:value-type="string">
            <text:p text:style-name="Table_20_Contents">a</text:p>
          </table:table-cell>
          <table:table-cell table:style-name="Table6.A1" office:value-type="string">
            <text:p text:style-name="Table_20_Contents">1</text:p>
          </table:table-cell>
          <table:table-cell table:style-name="Table6.A1" office:value-type="string">
            <text:p text:style-name="Table_20_Contents">30</text:p>
          </table:table-cell>
        </table:table-row>
        <table:table-row table:style-name="Table6.3">
          <table:table-cell table:style-name="Table6.A1" office:value-type="string">
            <text:p text:style-name="Table_20_Contents">b</text:p>
          </table:table-cell>
          <table:table-cell table:style-name="Table6.A1" office:value-type="string">
            <text:p text:style-name="Table_20_Contents">4</text:p>
          </table:table-cell>
          <table:table-cell table:style-name="Table6.A1" office:value-type="string">
            <text:p text:style-name="Table_20_Contents">10</text:p>
          </table:table-cell>
        </table:table-row>
        <table:table-row table:style-name="Table6.1">
          <table:table-cell table:style-name="Table6.A1" office:value-type="string">
            <text:p text:style-name="Table_20_Contents">b</text:p>
          </table:table-cell>
          <table:table-cell table:style-name="Table6.A1" office:value-type="string">
            <text:p text:style-name="Table_20_Contents">4</text:p>
          </table:table-cell>
          <table:table-cell table:style-name="Table6.A1" office:value-type="string">
            <text:p text:style-name="Table_20_Contents">17</text:p>
          </table:table-cell>
        </table:table-row>
        <table:table-row table:style-name="Table6.3">
          <table:table-cell table:style-name="Table6.A1" office:value-type="string">
            <text:p text:style-name="Table_20_Contents">b</text:p>
          </table:table-cell>
          <table:table-cell table:style-name="Table6.A1" office:value-type="string">
            <text:p text:style-name="Table_20_Contents">4</text:p>
          </table:table-cell>
          <table:table-cell table:style-name="Table6.A1" office:value-type="string">
            <text:p text:style-name="Table_20_Contents">30</text:p>
          </table:table-cell>
        </table:table-row>
        <table:table-row table:style-name="Table6.1">
          <table:table-cell table:style-name="Table6.A1" office:value-type="string">
            <text:p text:style-name="Table_20_Contents">d</text:p>
          </table:table-cell>
          <table:table-cell table:style-name="Table6.A1" office:value-type="string">
            <text:p text:style-name="Table_20_Contents">5</text:p>
          </table:table-cell>
          <table:table-cell table:style-name="Table6.A1" office:value-type="string">
            <text:p text:style-name="Table_20_Contents">10</text:p>
          </table:table-cell>
        </table:table-row>
        <table:table-row table:style-name="Table6.3">
          <table:table-cell table:style-name="Table6.A1" office:value-type="string">
            <text:p text:style-name="Table_20_Contents">d</text:p>
          </table:table-cell>
          <table:table-cell table:style-name="Table6.A1" office:value-type="string">
            <text:p text:style-name="Table_20_Contents">5</text:p>
          </table:table-cell>
          <table:table-cell table:style-name="Table6.A1" office:value-type="string">
            <text:p text:style-name="Table_20_Contents">17</text:p>
          </table:table-cell>
        </table:table-row>
        <table:table-row table:style-name="Table6.1">
          <table:table-cell table:style-name="Table6.A1" office:value-type="string">
            <text:p text:style-name="Table_20_Contents">d</text:p>
          </table:table-cell>
          <table:table-cell table:style-name="Table6.A1" office:value-type="string">
            <text:p text:style-name="Table_20_Contents">5</text:p>
          </table:table-cell>
          <table:table-cell table:style-name="Table6.A1" office:value-type="string">
            <text:p text:style-name="Table_20_Contents">30</text:p>
          </table:table-cell>
        </table:table-row>
      </table:table>
      <text:p text:style-name="Standard"/>
      <text:p text:style-name="Standard"><text:soft-page-break/><text:s text:c="4"/><text:span text:style-name="T9">Indexes</text:span></text:p>
      <text:p text:style-name="P16">In simpler terms, we can say INDEX is a pointer to some data in a table.INDEXES are very useful in attaining higher performance especially for large databases as it speeds up your search query execution.<text:line-break/>Unindexed tables take more time when compared to Indexed tables. For example, you can consider the synopsis of a book as an example for Indexes. You can easily search for a particular topic by referring it's page number in synopsis.</text:p>
      <text:h text:style-name="P3" text:outline-level="2">1. CREATE INDEX</text:h>
      <text:p text:style-name="P13">CREATE INDEX is used to create an index. INDEXes can be created on multiple columns(if required) of a table. Search query corresponding to INDEX column will be much faster than on other columns.</text:p>
      <text:h text:style-name="P5" text:outline-level="3">Syntax:</text:h>
      <text:p text:style-name="P9"><text:span text:style-name="Source_20_Text"><text:span text:style-name="T3"><text:s text:c="2"/></text:span></text:span><text:span text:style-name="Source_20_Text"><text:span text:style-name="T4">CREATE</text:span></text:span><text:span text:style-name="Source_20_Text"><text:span text:style-name="T5"> INDEX index_name </text:span></text:span><text:span text:style-name="Source_20_Text"><text:span text:style-name="T4">on</text:span></text:span><text:span text:style-name="Source_20_Text"><text:span text:style-name="T5"> table_name(column_name);</text:span></text:span></text:p>
      <text:h text:style-name="P3" text:outline-level="2">2. DROP INDEX</text:h>
      <text:p text:style-name="P13">DROP INDEX is used to delete an existing index</text:p>
      <text:h text:style-name="P5" text:outline-level="3">Syntax</text:h>
      <text:p text:style-name="P9"><text:span text:style-name="Source_20_Text"><text:span text:style-name="T4">DROP</text:span></text:span><text:span text:style-name="Source_20_Text"><text:span text:style-name="T5"> INDEX index_name </text:span></text:span><text:span text:style-name="Source_20_Text"><text:span text:style-name="T4">ON</text:span></text:span><text:span text:style-name="Source_20_Text"><text:span text:style-name="T5"> table_name;</text:span></text:span></text:p>
      <text:h text:style-name="P2" text:outline-level="1">Triggers</text:h>
      <text:p text:style-name="P16">Trigger is a set of actions which gets executed automatically when a specific event occurs like INSERT, UPDATE or DELETE.</text:p>
      <text:h text:style-name="P3" text:outline-level="2">How to create a TRIGGER?</text:h>
      <text:h text:style-name="P7" text:outline-level="4">Syntax:</text:h>
      <text:p text:style-name="P8"><text:span text:style-name="Source_20_Text"><text:span text:style-name="T4">CREATE</text:span></text:span><text:span text:style-name="Source_20_Text"><text:span text:style-name="T5"> </text:span></text:span><text:span text:style-name="Source_20_Text"><text:span text:style-name="T4">TRIGGER</text:span></text:span><text:span text:style-name="Source_20_Text"><text:span text:style-name="T5"> trigger_name trigger_time trigger_event</text:span></text:span></text:p>
      <text:p text:style-name="P8"><text:span text:style-name="Source_20_Text"><text:span text:style-name="T3"><text:s text:c="4"/></text:span></text:span><text:span text:style-name="Source_20_Text"><text:span text:style-name="T4">ON</text:span></text:span><text:span text:style-name="Source_20_Text"><text:span text:style-name="T5"> tbl_name </text:span></text:span><text:span text:style-name="Source_20_Text"><text:span text:style-name="T4">FOR</text:span></text:span><text:span text:style-name="Source_20_Text"><text:span text:style-name="T5"> </text:span></text:span><text:span text:style-name="Source_20_Text"><text:span text:style-name="T4">EACH</text:span></text:span><text:span text:style-name="Source_20_Text"><text:span text:style-name="T5"> </text:span></text:span><text:span text:style-name="Source_20_Text"><text:span text:style-name="T10">ROW</text:span></text:span><text:span text:style-name="Source_20_Text"><text:span text:style-name="T5"> [trigger_order] trigger_body</text:span></text:span></text:p>
      <text:p text:style-name="P8"><text:span text:style-name="Source_20_Text"><text:span text:style-name="T11">/* where</text:span></text:span></text:p>
      <text:p text:style-name="P8"><text:span text:style-name="Source_20_Text"><text:span text:style-name="T11">trigger_time: { BEFORE | AFTER }</text:span></text:span></text:p>
      <text:p text:style-name="P8"><text:span text:style-name="Source_20_Text"><text:span text:style-name="T11">trigger_event: { INSERT | UPDATE | DELETE }</text:span></text:span></text:p>
      <text:p text:style-name="P9"><text:span text:style-name="Source_20_Text"><text:span text:style-name="T11">trigger_order: { FOLLOWS | PRECEDES } */</text:span></text:span></text:p>
      <text:h text:style-name="P7" text:outline-level="4">Example:</text:h>
      <text:p text:style-name="P13">In the below example, we will see ORDER_HISTORY table automaticlaly gets updated after a new record is inserted into ORDERS table. This is an example of AFTER INSERT, similarly we can use triggers for INSERT/UPDATE/DELETE events and based on the requirement choose whether the update on the second table should happen BEFORE or AFTER.</text:p>
      <text:p text:style-name="P8"><text:span text:style-name="Source_20_Text"><text:span text:style-name="T4">CREATE</text:span></text:span><text:span text:style-name="Source_20_Text"><text:span text:style-name="T5"> </text:span></text:span><text:span text:style-name="Source_20_Text"><text:span text:style-name="T4">TABLE</text:span></text:span><text:span text:style-name="Source_20_Text"><text:span text:style-name="T5"> ORDERS(ORDERID </text:span></text:span><text:span text:style-name="Source_20_Text"><text:span text:style-name="T10">INT</text:span></text:span><text:span text:style-name="Source_20_Text"><text:span text:style-name="T5">,CUSTOMERID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ITEM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BILL_AMOUNT </text:span></text:span><text:span text:style-name="Source_20_Text"><text:span text:style-name="T10">DECIMAL</text:span></text:span><text:span text:style-name="Source_20_Text"><text:span text:style-name="T5">(</text:span></text:span><text:span text:style-name="Source_20_Text"><text:span text:style-name="T12">10</text:span></text:span><text:span text:style-name="Source_20_Text"><text:span text:style-name="T5">,</text:span></text:span><text:span text:style-name="Source_20_Text"><text:span text:style-name="T12">2</text:span></text:span><text:span text:style-name="Source_20_Text"><text:span text:style-name="T5">));</text:span></text:span></text:p>
      <text:p text:style-name="P8"><text:span text:style-name="Source_20_Text"><text:span text:style-name="T4">CREATE</text:span></text:span><text:span text:style-name="Source_20_Text"><text:span text:style-name="T5"> </text:span></text:span><text:span text:style-name="Source_20_Text"><text:span text:style-name="T4">TABLE</text:span></text:span><text:span text:style-name="Source_20_Text"><text:span text:style-name="T5"> ORDER_HISTORY(ORDERID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ITEMS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BILL_AMOUNT </text:span></text:span><text:span text:style-name="Source_20_Text"><text:span text:style-name="T10">DECIMAL</text:span></text:span><text:span text:style-name="Source_20_Text"><text:span text:style-name="T5">(</text:span></text:span><text:span text:style-name="Source_20_Text"><text:span text:style-name="T12">10</text:span></text:span><text:span text:style-name="Source_20_Text"><text:span text:style-name="T5">,</text:span></text:span><text:span text:style-name="Source_20_Text"><text:span text:style-name="T12">2</text:span></text:span><text:span text:style-name="Source_20_Text"><text:span text:style-name="T5">),DATE_OF_ORDER </text:span></text:span><text:span text:style-name="Source_20_Text"><text:span text:style-name="T10">DATE</text:span></text:span><text:span text:style-name="Source_20_Text"><text:span text:style-name="T5">);</text:span></text:span></text:p>
      <text:p text:style-name="P8"/>
      <text:p text:style-name="P8"><text:soft-page-break/><text:span text:style-name="Source_20_Text"><text:span text:style-name="T11">--creating trigger</text:span></text:span></text:p>
      <text:p text:style-name="P8"><text:span text:style-name="Source_20_Text"><text:span text:style-name="T4">CREATE</text:span></text:span><text:span text:style-name="Source_20_Text"><text:span text:style-name="T5"> </text:span></text:span><text:span text:style-name="Source_20_Text"><text:span text:style-name="T4">TRIGGER</text:span></text:span><text:span text:style-name="Source_20_Text"><text:span text:style-name="T5"> ORD_HIS AFTER </text:span></text:span><text:span text:style-name="Source_20_Text"><text:span text:style-name="T4">INSERT</text:span></text:span><text:span text:style-name="Source_20_Text"><text:span text:style-name="T5"> </text:span></text:span><text:span text:style-name="Source_20_Text"><text:span text:style-name="T4">ON</text:span></text:span><text:span text:style-name="Source_20_Text"><text:span text:style-name="T5"> ORDERS <text:s/></text:span></text:span><text:span text:style-name="Source_20_Text"><text:span text:style-name="T4">FOR</text:span></text:span><text:span text:style-name="Source_20_Text"><text:span text:style-name="T5"> </text:span></text:span><text:span text:style-name="Source_20_Text"><text:span text:style-name="T4">EACH</text:span></text:span><text:span text:style-name="Source_20_Text"><text:span text:style-name="T5"> </text:span></text:span><text:span text:style-name="Source_20_Text"><text:span text:style-name="T10">ROW</text:span></text:span><text:span text:style-name="Source_20_Text"><text:span text:style-name="T5"> </text:span></text:span><text:span text:style-name="Source_20_Text"><text:span text:style-name="T4">INSERT</text:span></text:span><text:span text:style-name="Source_20_Text"><text:span text:style-name="T5"> </text:span></text:span><text:span text:style-name="Source_20_Text"><text:span text:style-name="T4">INTO</text:span></text:span><text:span text:style-name="Source_20_Text"><text:span text:style-name="T5"> ORDER_HISTORY </text:span></text:span><text:span text:style-name="Source_20_Text"><text:span text:style-name="T4">values</text:span></text:span><text:span text:style-name="Source_20_Text"><text:span text:style-name="T5">( new.ORDERID,new.ITEM,new.BILL_AMOUNT,NOW());</text:span></text:span></text:p>
      <text:p text:style-name="P8"/>
      <text:p text:style-name="P8"><text:span text:style-name="Source_20_Text"><text:span text:style-name="T11">--Now insert values into ORDERS table:</text:span></text:span></text:p>
      <text:p text:style-name="P9"><text:span text:style-name="Source_20_Text"><text:span text:style-name="T4">INSERT</text:span></text:span><text:span text:style-name="Source_20_Text"><text:span text:style-name="T5"> </text:span></text:span><text:span text:style-name="Source_20_Text"><text:span text:style-name="T4">INTO</text:span></text:span><text:span text:style-name="Source_20_Text"><text:span text:style-name="T5"> ORDERS </text:span></text:span><text:span text:style-name="Source_20_Text"><text:span text:style-name="T4">VALUES</text:span></text:span><text:span text:style-name="Source_20_Text"><text:span text:style-name="T5">(</text:span></text:span><text:span text:style-name="Source_20_Text"><text:span text:style-name="T12">123</text:span></text:span><text:span text:style-name="Source_20_Text"><text:span text:style-name="T5">,</text:span></text:span><text:span text:style-name="Source_20_Text"><text:span text:style-name="T7">'C10'</text:span></text:span><text:span text:style-name="Source_20_Text"><text:span text:style-name="T5">,</text:span></text:span><text:span text:style-name="Source_20_Text"><text:span text:style-name="T7">'MANGO'</text:span></text:span><text:span text:style-name="Source_20_Text"><text:span text:style-name="T5">,</text:span></text:span><text:span text:style-name="Source_20_Text"><text:span text:style-name="T12">5</text:span></text:span><text:span text:style-name="Source_20_Text"><text:span text:style-name="T5">);</text:span></text:span></text:p>
      <text:p text:style-name="P13">Check the ORDER_HISTORY table which will yield below results:</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2">ORDERID</text:p>
            </table:table-cell>
            <table:table-cell table:style-name="Table7.A1" office:value-type="string">
              <text:p text:style-name="P12">ITEM</text:p>
            </table:table-cell>
            <table:table-cell table:style-name="Table7.A1" office:value-type="string">
              <text:p text:style-name="P12">WALLETAMOUNT</text:p>
            </table:table-cell>
            <table:table-cell table:style-name="Table7.A1" office:value-type="string">
              <text:p text:style-name="P12">DATE_OF_ORDER</text:p>
            </table:table-cell>
          </table:table-row>
        </table:table-header-rows>
        <table:table-row table:style-name="Table7.1">
          <table:table-cell table:style-name="Table7.A1" office:value-type="string">
            <text:p text:style-name="Table_20_Contents">123</text:p>
          </table:table-cell>
          <table:table-cell table:style-name="Table7.A1" office:value-type="string">
            <text:p text:style-name="Table_20_Contents">Mango</text:p>
          </table:table-cell>
          <table:table-cell table:style-name="Table7.A1" office:value-type="string">
            <text:p text:style-name="Table_20_Contents">5.00</text:p>
          </table:table-cell>
          <table:table-cell table:style-name="Table7.A1" office:value-type="string">
            <text:p text:style-name="Table_20_Contents">2019-10-01</text:p>
          </table:table-cell>
        </table:table-row>
      </table:table>
      <text:h text:style-name="P3" text:outline-level="2">How to delete a TRIGGER?</text:h>
      <text:h text:style-name="P7" text:outline-level="4">Syntax:</text:h>
      <text:p text:style-name="P9"><text:span text:style-name="Source_20_Text"><text:span text:style-name="T3"><text:s/></text:span></text:span><text:span text:style-name="Source_20_Text"><text:span text:style-name="T4">DROP</text:span></text:span><text:span text:style-name="Source_20_Text"><text:span text:style-name="T5"> </text:span></text:span><text:span text:style-name="Source_20_Text"><text:span text:style-name="T4">TRIGGER</text:span></text:span><text:span text:style-name="Source_20_Text"><text:span text:style-name="T5"> trigger_name;</text:span></text:span></text:p>
      <text:p text:style-name="P13">In the above example, if we want to delete the trigger we created,</text:p>
      <text:p text:style-name="P9"><text:span text:style-name="Source_20_Text"><text:span text:style-name="T4">DROP</text:span></text:span><text:span text:style-name="Source_20_Text"><text:span text:style-name="T5"> </text:span></text:span><text:span text:style-name="Source_20_Text"><text:span text:style-name="T4">TRIGGER</text:span></text:span><text:span text:style-name="Source_20_Text"><text:span text:style-name="T5"> <text:s/>ORD_HIS;</text:span></text:span></text:p>
      <text:h text:style-name="P2" text:outline-level="1">Views</text:h>
      <text:p text:style-name="P16">View is a query which is stored in the database to reuse later. Views are nothing but a pseudo table. Views can contain a complex query which retrieves data from multiple tables. So, instead of writing a complex query everytime, you can simply create a view and call it when ever required.</text:p>
      <text:h text:style-name="P7" text:outline-level="4">Syntax:</text:h>
      <text:p text:style-name="P8"><text:span text:style-name="Source_20_Text"><text:span text:style-name="T5">Creating a </text:span></text:span><text:span text:style-name="Source_20_Text"><text:span text:style-name="T4">View</text:span></text:span><text:span text:style-name="Source_20_Text"><text:span text:style-name="T5">:</text:span></text:span></text:p>
      <text:p text:style-name="P8"><text:span text:style-name="Source_20_Text"><text:span text:style-name="T4">CREATE</text:span></text:span><text:span text:style-name="Source_20_Text"><text:span text:style-name="T5"> </text:span></text:span><text:span text:style-name="Source_20_Text"><text:span text:style-name="T4">VIEW</text:span></text:span><text:span text:style-name="Source_20_Text"><text:span text:style-name="T5"> View_name </text:span></text:span><text:span text:style-name="Source_20_Text"><text:span text:style-name="T4">AS</text:span></text:span><text:span text:style-name="Source_20_Text"><text:span text:style-name="T5"> </text:span></text:span></text:p>
      <text:p text:style-name="P9"><text:span text:style-name="Source_20_Text"><text:span text:style-name="T5">Query;</text:span></text:span></text:p>
      <text:h text:style-name="P7" text:outline-level="4">How to call view</text:h>
      <text:p text:style-name="P9"><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View_name;</text:span></text:span></text:p>
      <text:h text:style-name="P7" text:outline-level="4">Altering a View</text:h>
      <text:p text:style-name="P8"><text:span text:style-name="Source_20_Text"><text:span text:style-name="T4">ALTER</text:span></text:span><text:span text:style-name="Source_20_Text"><text:span text:style-name="T5"> </text:span></text:span><text:span text:style-name="Source_20_Text"><text:span text:style-name="T4">View</text:span></text:span><text:span text:style-name="Source_20_Text"><text:span text:style-name="T5"> View_name </text:span></text:span><text:span text:style-name="Source_20_Text"><text:span text:style-name="T4">AS</text:span></text:span><text:span text:style-name="Source_20_Text"><text:span text:style-name="T5"> </text:span></text:span></text:p>
      <text:p text:style-name="P9"><text:span text:style-name="Source_20_Text"><text:span text:style-name="T5">Query;</text:span></text:span></text:p>
      <text:h text:style-name="P7" text:outline-level="4">Deleting a View</text:h>
      <text:p text:style-name="P9"><text:span text:style-name="Source_20_Text"><text:span text:style-name="T4">DROP</text:span></text:span><text:span text:style-name="Source_20_Text"><text:span text:style-name="T5"> </text:span></text:span><text:span text:style-name="Source_20_Text"><text:span text:style-name="T4">VIEW</text:span></text:span><text:span text:style-name="Source_20_Text"><text:span text:style-name="T5"> View_name;</text:span></text:span></text:p>
      <text:h text:style-name="P7" text:outline-level="4">Example:</text:h>
      <text:p text:style-name="P13">Let us consider the below two tables:</text:p>
      <text:p text:style-name="P8"><text:span text:style-name="Source_20_Text"><text:span text:style-name="T4">CREATE</text:span></text:span><text:span text:style-name="Source_20_Text"><text:span text:style-name="T5"> </text:span></text:span><text:span text:style-name="Source_20_Text"><text:span text:style-name="T4">TABLE</text:span></text:span><text:span text:style-name="Source_20_Text"><text:span text:style-name="T5"> ORDERS(ORDERID </text:span></text:span><text:span text:style-name="Source_20_Text"><text:span text:style-name="T10">INT</text:span></text:span><text:span text:style-name="Source_20_Text"><text:span text:style-name="T5">,CUSTOMERID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ITEM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BILL_AMOUNT </text:span></text:span><text:span text:style-name="Source_20_Text"><text:span text:style-name="T10">DECIMAL</text:span></text:span><text:span text:style-name="Source_20_Text"><text:span text:style-name="T5">(</text:span></text:span><text:span text:style-name="Source_20_Text"><text:span text:style-name="T12">10</text:span></text:span><text:span text:style-name="Source_20_Text"><text:span text:style-name="T5">,</text:span></text:span><text:span text:style-name="Source_20_Text"><text:span text:style-name="T12">2</text:span></text:span><text:span text:style-name="Source_20_Text"><text:span text:style-name="T5">));</text:span></text:span></text:p>
      <text:p text:style-name="P8"><text:soft-page-break/><text:span text:style-name="Source_20_Text"><text:span text:style-name="T4">CREATE</text:span></text:span><text:span text:style-name="Source_20_Text"><text:span text:style-name="T5"> </text:span></text:span><text:span text:style-name="Source_20_Text"><text:span text:style-name="T4">TABLE</text:span></text:span><text:span text:style-name="Source_20_Text"><text:span text:style-name="T5"> ORDER_HISTORY(ORDERID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ITEMS </text:span></text:span><text:span text:style-name="Source_20_Text"><text:span text:style-name="T10">VARCHAR</text:span></text:span><text:span text:style-name="Source_20_Text"><text:span text:style-name="T5">(</text:span></text:span><text:span text:style-name="Source_20_Text"><text:span text:style-name="T12">50</text:span></text:span><text:span text:style-name="Source_20_Text"><text:span text:style-name="T5">),BILL_AMOUNT </text:span></text:span><text:span text:style-name="Source_20_Text"><text:span text:style-name="T10">DECIMAL</text:span></text:span><text:span text:style-name="Source_20_Text"><text:span text:style-name="T5">(</text:span></text:span><text:span text:style-name="Source_20_Text"><text:span text:style-name="T12">10</text:span></text:span><text:span text:style-name="Source_20_Text"><text:span text:style-name="T5">,</text:span></text:span><text:span text:style-name="Source_20_Text"><text:span text:style-name="T12">2</text:span></text:span><text:span text:style-name="Source_20_Text"><text:span text:style-name="T5">),DATE_OF_ORDER </text:span></text:span><text:span text:style-name="Source_20_Text"><text:span text:style-name="T10">DATE</text:span></text:span><text:span text:style-name="Source_20_Text"><text:span text:style-name="T5">);</text:span></text:span></text:p>
      <text:p text:style-name="P8"/>
      <text:p text:style-name="P8"><text:span text:style-name="Source_20_Text"><text:span text:style-name="T11">-- creating view</text:span></text:span></text:p>
      <text:p text:style-name="P8"><text:span text:style-name="Source_20_Text"><text:span text:style-name="T4">CREATE</text:span></text:span><text:span text:style-name="Source_20_Text"><text:span text:style-name="T5"> </text:span></text:span><text:span text:style-name="Source_20_Text"><text:span text:style-name="T4">VIEW</text:span></text:span><text:span text:style-name="Source_20_Text"><text:span text:style-name="T5"> ORD_VIEW </text:span></text:span><text:span text:style-name="Source_20_Text"><text:span text:style-name="T4">AS</text:span></text:span><text:span text:style-name="Source_20_Text"><text:span text:style-name="T5"> </text:span></text:span><text:span text:style-name="Source_20_Text"><text:span text:style-name="T4">SELECT</text:span></text:span><text:span text:style-name="Source_20_Text"><text:span text:style-name="T5"> O.ORDERID,O.CUSTOMERID,H.ITEM,H.DATE_OF_ORDER </text:span></text:span><text:span text:style-name="Source_20_Text"><text:span text:style-name="T4">from</text:span></text:span><text:span text:style-name="Source_20_Text"><text:span text:style-name="T5"> ORDERS O </text:span></text:span><text:span text:style-name="Source_20_Text"><text:span text:style-name="T4">INNER</text:span></text:span><text:span text:style-name="Source_20_Text"><text:span text:style-name="T5"> </text:span></text:span><text:span text:style-name="Source_20_Text"><text:span text:style-name="T4">JOIN</text:span></text:span><text:span text:style-name="Source_20_Text"><text:span text:style-name="T5"> ORDER_HISTORY H; </text:span></text:span></text:p>
      <text:p text:style-name="P8"/>
      <text:p text:style-name="P8"><text:span text:style-name="Source_20_Text"><text:span text:style-name="T11">-- to display the view</text:span></text:span></text:p>
      <text:p text:style-name="P9"><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ORD_VIEW;</text:span></text:span></text:p>
      <text:p text:style-name="P13">In this way, we can also restrict the visibility of columns of the table to the users.</text:p>
      <text:p text:style-name="Standard"/>
      <text:h text:style-name="P2" text:outline-level="1">Stored Procedures</text:h>
      <text:p text:style-name="P16">Stored Procedure is a sub-program/function which consists of a set of statements stored in the database server. Stored procedures usually consists of a generic code which can be reused at multiple places. We can also pass parameters while calling the stored procedures.</text:p>
      <text:h text:style-name="P7" text:outline-level="4">Syntax:</text:h>
      <text:p text:style-name="P8"><text:span text:style-name="Source_20_Text"><text:span text:style-name="T4">CREATE</text:span></text:span><text:span text:style-name="Source_20_Text"><text:span text:style-name="T5"> </text:span></text:span><text:span text:style-name="Source_20_Text"><text:span text:style-name="T4">PROCEDURE</text:span></text:span><text:span text:style-name="Source_20_Text"><text:span text:style-name="T5"> sp_name(p1 datatype)</text:span></text:span></text:p>
      <text:p text:style-name="P8"><text:span text:style-name="Source_20_Text"><text:span text:style-name="T4">BEGIN</text:span></text:span></text:p>
      <text:p text:style-name="P8"><text:span text:style-name="Source_20_Text"><text:span text:style-name="T11">/*Stored procedure code*/</text:span></text:span></text:p>
      <text:p text:style-name="P9"><text:span text:style-name="Source_20_Text"><text:span text:style-name="T4">END</text:span></text:span><text:span text:style-name="Source_20_Text"><text:span text:style-name="T5">;</text:span></text:span></text:p>
      <text:h text:style-name="P3" text:outline-level="2">How to call Stored procedure</text:h>
      <text:p text:style-name="P9"><text:span text:style-name="Source_20_Text"><text:span text:style-name="T4">CALL</text:span></text:span><text:span text:style-name="Source_20_Text"><text:span text:style-name="T5"> sp_name;</text:span></text:span></text:p>
      <text:h text:style-name="P3" text:outline-level="2">How to delete stored procedure</text:h>
      <text:p text:style-name="P9"><text:span text:style-name="Source_20_Text"><text:span text:style-name="T4">DROP</text:span></text:span><text:span text:style-name="Source_20_Text"><text:span text:style-name="T5"> </text:span></text:span><text:span text:style-name="Source_20_Text"><text:span text:style-name="T4">PROCEDURE</text:span></text:span><text:span text:style-name="Source_20_Text"><text:span text:style-name="T5"> sp_name;</text:span></text:span></text:p>
      <text:h text:style-name="P7" text:outline-level="4">Example:</text:h>
      <text:p text:style-name="P13">Consider you are writing a procedure to retrieve all the order details of a particular Customer.</text:p>
      <text:p text:style-name="P8"><text:span text:style-name="Source_20_Text"><text:span text:style-name="T5">DELIMITER $$</text:span></text:span></text:p>
      <text:p text:style-name="P8"><text:span text:style-name="Source_20_Text"><text:span text:style-name="T4">CREATE</text:span></text:span><text:span text:style-name="Source_20_Text"><text:span text:style-name="T5"> </text:span></text:span><text:span text:style-name="Source_20_Text"><text:span text:style-name="T4">PROCEDURE</text:span></text:span><text:span text:style-name="Source_20_Text"><text:span text:style-name="T5"> ORDER_SUMMARY(</text:span></text:span><text:span text:style-name="Source_20_Text"><text:span text:style-name="T4">IN</text:span></text:span><text:span text:style-name="Source_20_Text"><text:span text:style-name="T5"> customerid </text:span></text:span><text:span text:style-name="Source_20_Text"><text:span text:style-name="T10">Varchar</text:span></text:span><text:span text:style-name="Source_20_Text"><text:span text:style-name="T5">(</text:span></text:span><text:span text:style-name="Source_20_Text"><text:span text:style-name="T12">30</text:span></text:span><text:span text:style-name="Source_20_Text"><text:span text:style-name="T5">) )</text:span></text:span></text:p>
      <text:p text:style-name="P8"><text:span text:style-name="Source_20_Text"><text:span text:style-name="T4">BEGIN</text:span></text:span></text:p>
      <text:p text:style-name="P8"><text:span text:style-name="Source_20_Text"><text:span text:style-name="T4">SELECT</text:span></text:span><text:span text:style-name="Source_20_Text"><text:span text:style-name="T5"> * </text:span></text:span><text:span text:style-name="Source_20_Text"><text:span text:style-name="T4">from</text:span></text:span><text:span text:style-name="Source_20_Text"><text:span text:style-name="T5"> ORDERS </text:span></text:span><text:span text:style-name="Source_20_Text"><text:span text:style-name="T4">where</text:span></text:span><text:span text:style-name="Source_20_Text"><text:span text:style-name="T5"> CUSTOMERID=customerid;</text:span></text:span></text:p>
      <text:p text:style-name="P8"><text:span text:style-name="Source_20_Text"><text:span text:style-name="T4">END</text:span></text:span><text:span text:style-name="Source_20_Text"><text:span text:style-name="T5">$$</text:span></text:span></text:p>
      <text:p text:style-name="P9"><text:span text:style-name="Source_20_Text"><text:span text:style-name="T5">DELIMITER ;</text:span></text:span></text:p>
      <text:h text:style-name="P3" text:outline-level="2">How to call Stored Procedure</text:h>
      <text:p text:style-name="P9"><text:span text:style-name="Source_20_Text"><text:span text:style-name="T4">CALL</text:span></text:span><text:span text:style-name="Source_20_Text"><text:span text:style-name="T5"> ORDER_SUMMARY(</text:span></text:span><text:span text:style-name="Source_20_Text"><text:span text:style-name="T7">'C10'</text:span></text:span><text:span text:style-name="Source_20_Text"><text:span text:style-name="T5">);</text:span></text:span></text:p>
      <text:h text:style-name="P7" text:outline-level="4"><text:soft-page-break/>Result:</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2">ORDERID</text:p>
            </table:table-cell>
            <table:table-cell table:style-name="Table8.A1" office:value-type="string">
              <text:p text:style-name="P12">CUSTOMERID</text:p>
            </table:table-cell>
            <table:table-cell table:style-name="Table8.A1" office:value-type="string">
              <text:p text:style-name="P12">ITEM</text:p>
            </table:table-cell>
            <table:table-cell table:style-name="Table8.A1" office:value-type="string">
              <text:p text:style-name="P12">BILLAMOUNT</text:p>
            </table:table-cell>
          </table:table-row>
        </table:table-header-rows>
        <table:table-row table:style-name="Table8.1">
          <table:table-cell table:style-name="Table8.A1" office:value-type="string">
            <text:p text:style-name="Table_20_Contents">123</text:p>
          </table:table-cell>
          <table:table-cell table:style-name="Table8.A1" office:value-type="string">
            <text:p text:style-name="Table_20_Contents">C10</text:p>
          </table:table-cell>
          <table:table-cell table:style-name="Table8.A1" office:value-type="string">
            <text:p text:style-name="Table_20_Contents">Mango</text:p>
          </table:table-cell>
          <table:table-cell table:style-name="Table8.A1" office:value-type="string">
            <text:p text:style-name="Table_20_Contents">5.00</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5T09:11:05.398289179</meta:creation-date>
    <dc:date>2023-10-05T12:14:59.710292615</dc:date>
    <meta:editing-duration>PT3H3M54S</meta:editing-duration>
    <meta:editing-cycles>10</meta:editing-cycles>
    <meta:generator>LibreOffice/6.4.5.2$Linux_X86_64 LibreOffice_project/40$Build-2</meta:generator>
    <meta:document-statistic meta:table-count="8" meta:image-count="0" meta:object-count="0" meta:page-count="11" meta:paragraph-count="356" meta:word-count="1603" meta:character-count="10164" meta:non-whitespace-character-count="8685"/>
  </office:meta>
</office:document-meta>
</file>